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39" style:family="table-column">
      <style:table-column-properties fo:break-before="auto" style:column-width="79.3mm"/>
    </style:style>
    <style:style style:name="co40" style:family="table-column">
      <style:table-column-properties fo:break-before="auto" style:column-width="52.97mm"/>
    </style:style>
    <style:style style:name="co41" style:family="table-column">
      <style:table-column-properties fo:break-before="auto" style:column-width="56.32mm"/>
    </style:style>
    <style:style style:name="co19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38.21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6.23mm"/>
    </style:style>
    <style:style style:name="co29" style:family="table-column">
      <style:table-column-properties fo:break-before="auto" style:column-width="59.44mm"/>
    </style:style>
    <style:style style:name="co30" style:family="table-column">
      <style:table-column-properties fo:break-before="auto" style:column-width="75.94mm"/>
    </style:style>
    <style:style style:name="co31" style:family="table-column">
      <style:table-column-properties fo:break-before="auto" style:column-width="35.81mm"/>
    </style:style>
    <style:style style:name="co32" style:family="table-column">
      <style:table-column-properties fo:break-before="auto" style:column-width="15.22mm"/>
    </style:style>
    <style:style style:name="co33" style:family="table-column">
      <style:table-column-properties fo:break-before="page" style:column-width="55.7mm"/>
    </style:style>
    <style:style style:name="co34" style:family="table-column">
      <style:table-column-properties fo:break-before="auto" style:column-width="41.29mm"/>
    </style:style>
    <style:style style:name="co35" style:family="table-column">
      <style:table-column-properties fo:break-before="auto" style:column-width="20.23mm"/>
    </style:style>
    <style:style style:name="co36" style:family="table-column">
      <style:table-column-properties fo:break-before="auto" style:column-width="38.96mm"/>
    </style:style>
    <style:style style:name="co37" style:family="table-column">
      <style:table-column-properties fo:break-before="auto" style:column-width="47.13mm"/>
    </style:style>
    <style:style style:name="co38" style:family="table-column">
      <style:table-column-properties fo:break-before="auto" style:column-width="43.25mm"/>
    </style:style>
    <style:style style:name="co42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ro4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3" style:family="table-cell" style:parent-style-name="Default" style:data-style-name="N108"/>
    <style:style style:name="ce24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30" style:family="table-cell" style:parent-style-name="Default">
      <style:table-cell-properties fo:border="0.06pt solid #000000"/>
      <style:text-properties style:font-name="Liberation Sans" style:font-name-asian="DejaVu Sans" style:font-name-complex="FreeSans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/>
    <style:style style:name="ce38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ext-properties fo:font-weight="bold" style:font-weight-asian="bold" style:font-weight-complex="bold"/>
    </style:style>
    <style:style style:name="ce42" style:family="table-cell" style:parent-style-name="Default" style:data-style-name="N108">
      <style:text-properties fo:font-style="italic" style:font-style-asian="italic" style:font-style-complex="italic"/>
    </style:style>
    <style:style style:name="ce44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 style:data-style-name="N11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ext-properties fo:color="#dddddd"/>
    </style:style>
    <style:style style:name="ce5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" table:default-cell-style-name="Default"/>
        <table:table-column table:style-name="co3" table:number-columns-repeated="6" table:default-cell-style-name="ce16"/>
        <table:table-column table:style-name="co3" table:default-cell-style-name="Default"/>
        <table:table-column table:style-name="co42" table:default-cell-style-name="Default"/>
        <table:table-column table:style-name="co3" table:number-columns-repeated="3" table:default-cell-style-name="ce16"/>
        <table:table-column table:style-name="co3" table:default-cell-style-name="Default"/>
        <table:table-column table:style-name="co3" table:number-columns-repeated="3" table:default-cell-style-name="ce16"/>
        <table:table-column table:style-name="co3" table:number-columns-repeated="2" table:default-cell-style-name="Default"/>
        <table:table-column table:style-name="co3" table:number-columns-repeated="3" table:default-cell-style-name="ce16"/>
        <table:table-column table:style-name="co3" table:number-columns-repeated="98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38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6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3"/>
          <table:table-cell table:style-name="ce16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T4]" office:value-type="currency" office:currency="EUR" office:value="915" calcext:value-type="currency">
            <text:p>915,00 €</text:p>
          </table:table-cell>
          <table:table-cell table:formula="of:=[.U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W4]" office:value-type="currency" office:currency="EUR" office:value="915" calcext:value-type="currency">
            <text:p>915,00 €</text:p>
          </table:table-cell>
          <table:table-cell table:formula="of:=[.X4]*1.2" office:value-type="currency" office:currency="EUR" office:value="1098" calcext:value-type="currency">
            <text:p>1 098,00 €</text:p>
          </table:table-cell>
          <table:table-cell/>
          <table:table-cell table:style-name="ce16" office:value-type="currency" office:currency="EUR" office:value="579.16" calcext:value-type="currency">
            <text:p>579,16 €</text:p>
          </table:table-cell>
          <table:table-cell table:style-name="ce41" office:value-type="currency" office:currency="EUR" office:value="14" calcext:value-type="currency">
            <text:p>14,00 €</text:p>
          </table:table-cell>
          <table:table-cell table:style-name="ce41" table:formula="of:=[.AB4]*[.C4]" office:value-type="currency" office:currency="EUR" office:value="854" calcext:value-type="currency">
            <text:p>854,00 €</text:p>
          </table:table-cell>
          <table:table-cell table:style-name="ce41" table:formula="of:=[.AC4]*1.2" office:value-type="currency" office:currency="EUR" office:value="1024.8" calcext:value-type="currency">
            <text:p>1 024,80 €</text:p>
          </table:table-cell>
          <table:table-cell table:style-name="ce46" office:value-type="percentage" office:value="0.2" calcext:value-type="percentage">
            <text:p>20,00 %</text:p>
          </table:table-cell>
          <table:table-cell table:style-name="ce41" table:formula="of:=[.AB4]*0.8" office:value-type="currency" office:currency="EUR" office:value="11.2" calcext:value-type="currency">
            <text:p>11,20 €</text:p>
          </table:table-cell>
          <table:table-cell table:style-name="ce41" table:formula="of:=[.AC4]*0.8" office:value-type="currency" office:currency="EUR" office:value="683.2" calcext:value-type="currency">
            <text:p>683,20 €</text:p>
          </table:table-cell>
          <table:table-cell table:style-name="ce41" table:formula="of:=[.AD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K4]*[.C4]" office:value-type="currency" office:currency="EUR" office:value="1525" calcext:value-type="currency">
            <text:p>1 525,00 €</text:p>
          </table:table-cell>
          <table:table-cell table:formula="of:=[.AL4]*1.2" office:value-type="currency" office:currency="EUR" office:value="1830" calcext:value-type="currency">
            <text:p>1 83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5]*[.T5]" office:value-type="currency" office:currency="EUR" office:value="0" calcext:value-type="currency">
            <text:p>0,00 €</text:p>
          </table:table-cell>
          <table:table-cell table:formula="of:=[.U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6" office:value-type="currency" office:currency="EUR" office:value="116.66" calcext:value-type="currency">
            <text:p>116,66 €</text:p>
          </table:table-cell>
          <table:table-cell/>
          <table:table-cell table:formula="of:=[.AB5]*[.C5]" office:value-type="currency" office:currency="EUR" office:value="0" calcext:value-type="currency">
            <text:p>0,00 €</text:p>
          </table:table-cell>
          <table:table-cell table:formula="of:=[.AC5]*1.2" office:value-type="currency" office:currency="EUR" office:value="0" calcext:value-type="currency">
            <text:p>0,00 €</text:p>
          </table:table-cell>
          <table:table-cell/>
          <table:table-cell table:formula="of:=[.AB5]*0.8" office:value-type="currency" office:currency="EUR" office:value="0" calcext:value-type="currency">
            <text:p>0,00 €</text:p>
          </table:table-cell>
          <table:table-cell table:formula="of:=[.AC5]*0.8" office:value-type="currency" office:currency="EUR" office:value="0" calcext:value-type="currency">
            <text:p>0,00 €</text:p>
          </table:table-cell>
          <table:table-cell table:formula="of:=[.AD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5]*[.C5]" office:value-type="currency" office:currency="EUR" office:value="0" calcext:value-type="currency">
            <text:p>0,00 €</text:p>
          </table:table-cell>
          <table:table-cell table:formula="of:=[.AL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currency" office:currency="EUR" office:value="0.5" calcext:value-type="currency">
            <text:p>0,50 €</text:p>
          </table:table-cell>
          <table:table-cell table:formula="of:=[.C6]*[.T6]" office:value-type="currency" office:currency="EUR" office:value="48.5" calcext:value-type="currency">
            <text:p>48,50 €</text:p>
          </table:table-cell>
          <table:table-cell table:formula="of:=[.U6]*1.2" office:value-type="currency" office:currency="EUR" office:value="58.2" calcext:value-type="currency">
            <text:p>58,20 €</text:p>
          </table:table-cell>
          <table:table-cell table:style-name="ce41" table:formula="of:=[.S$4]*0.05*0.013" office:value-type="currency" office:currency="EUR" office:value="0.26" calcext:value-type="currency">
            <text:p>0,26 €</text:p>
          </table:table-cell>
          <table:table-cell table:style-name="ce41" table:formula="of:=[.C6]*[.W6]" office:value-type="currency" office:currency="EUR" office:value="25.22" calcext:value-type="currency">
            <text:p>25,22 €</text:p>
          </table:table-cell>
          <table:table-cell table:style-name="ce41" table:formula="of:=[.X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A$4]*0.05*0.013" office:value-type="currency" office:currency="EUR" office:value="0.376454" calcext:value-type="currency">
            <text:p>0,38 €</text:p>
          </table:table-cell>
          <table:table-cell table:formula="of:=[.AB6]*[.C6]" office:value-type="currency" office:currency="EUR" office:value="36.516038" calcext:value-type="currency">
            <text:p>36,52 €</text:p>
          </table:table-cell>
          <table:table-cell table:formula="of:=[.AC6]*1.2" office:value-type="currency" office:currency="EUR" office:value="43.8192456" calcext:value-type="currency">
            <text:p>43,82 €</text:p>
          </table:table-cell>
          <table:table-cell/>
          <table:table-cell table:formula="of:=[.AB6]*0.8" office:value-type="currency" office:currency="EUR" office:value="0.3011632" calcext:value-type="currency">
            <text:p>0,30 €</text:p>
          </table:table-cell>
          <table:table-cell table:formula="of:=[.AC6]*0.8" office:value-type="currency" office:currency="EUR" office:value="29.2128304" calcext:value-type="currency">
            <text:p>29,21 €</text:p>
          </table:table-cell>
          <table:table-cell table:formula="of:=[.AD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K6]*[.C6]" office:value-type="currency" office:currency="EUR" office:value="180.42" calcext:value-type="currency">
            <text:p>180,42 €</text:p>
          </table:table-cell>
          <table:table-cell table:formula="of:=[.AL6]*1.2" office:value-type="currency" office:currency="EUR" office:value="216.504" calcext:value-type="currency">
            <text:p>216,5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20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17" office:value-type="string" calcext:value-type="string">
            <text:p>99x2,5m</text:p>
          </table:table-cell>
          <table:table-cell table:style-name="ce17" office:value-type="string" calcext:value-type="string">
            <text:p>73x2,5m + 44x2,1m</text:p>
          </table:table-cell>
          <table:table-cell table:style-name="ce17" office:value-type="string" calcext:value-type="string">
            <text:p>68x&lt;1.8m&gt;</text:p>
          </table:table-cell>
          <table:table-cell table:style-name="ce17" table:number-columns-repeated="4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T7]" office:value-type="currency" office:currency="EUR" office:value="196" calcext:value-type="currency">
            <text:p>196,00 €</text:p>
          </table:table-cell>
          <table:table-cell table:formula="of:=[.U7]*1.2" office:value-type="currency" office:currency="EUR" office:value="235.2" calcext:value-type="currency">
            <text:p>235,20 €</text:p>
          </table:table-cell>
          <table:table-cell table:style-name="ce41" table:formula="of:=[.S$4]*0.05*0.013" office:value-type="currency" office:currency="EUR" office:value="0.26" calcext:value-type="currency">
            <text:p>0,26 €</text:p>
          </table:table-cell>
          <table:table-cell table:style-name="ce41" table:formula="of:=[.C7]*[.W7]" office:value-type="currency" office:currency="EUR" office:value="101.92" calcext:value-type="currency">
            <text:p>101,92 €</text:p>
          </table:table-cell>
          <table:table-cell table:style-name="ce41" table:formula="of:=[.X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A$4]*0.05*0.013" office:value-type="currency" office:currency="EUR" office:value="0.376454" calcext:value-type="currency">
            <text:p>0,38 €</text:p>
          </table:table-cell>
          <table:table-cell table:formula="of:=[.AB7]*[.C7]" office:value-type="currency" office:currency="EUR" office:value="147.569968" calcext:value-type="currency">
            <text:p>147,57 €</text:p>
          </table:table-cell>
          <table:table-cell table:formula="of:=[.AC7]*1.2" office:value-type="currency" office:currency="EUR" office:value="177.0839616" calcext:value-type="currency">
            <text:p>177,08 €</text:p>
          </table:table-cell>
          <table:table-cell/>
          <table:table-cell table:formula="of:=[.AB7]*0.8" office:value-type="currency" office:currency="EUR" office:value="0.3011632" calcext:value-type="currency">
            <text:p>0,30 €</text:p>
          </table:table-cell>
          <table:table-cell table:formula="of:=[.AC7]*0.8" office:value-type="currency" office:currency="EUR" office:value="118.0559744" calcext:value-type="currency">
            <text:p>118,06 €</text:p>
          </table:table-cell>
          <table:table-cell table:formula="of:=[.AD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K7]*[.C7]" office:value-type="currency" office:currency="EUR" office:value="729.12" calcext:value-type="currency">
            <text:p>729,12 €</text:p>
          </table:table-cell>
          <table:table-cell table:formula="of:=[.AL7]*1.2" office:value-type="currency" office:currency="EUR" office:value="874.944" calcext:value-type="currency">
            <text:p>874,94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currency" office:currency="EUR" office:value="0.5" calcext:value-type="currency">
            <text:p>0,50 €</text:p>
          </table:table-cell>
          <table:table-cell table:formula="of:=[.C8]*[.T8]" office:value-type="currency" office:currency="EUR" office:value="82.5" calcext:value-type="currency">
            <text:p>82,50 €</text:p>
          </table:table-cell>
          <table:table-cell table:formula="of:=[.U8]*1.2" office:value-type="currency" office:currency="EUR" office:value="99" calcext:value-type="currency">
            <text:p>99,00 €</text:p>
          </table:table-cell>
          <table:table-cell table:style-name="ce41" table:formula="of:=[.S$4]*0.05*0.013" office:value-type="currency" office:currency="EUR" office:value="0.26" calcext:value-type="currency">
            <text:p>0,26 €</text:p>
          </table:table-cell>
          <table:table-cell table:style-name="ce41" table:formula="of:=[.C8]*[.W8]" office:value-type="currency" office:currency="EUR" office:value="42.9" calcext:value-type="currency">
            <text:p>42,90 €</text:p>
          </table:table-cell>
          <table:table-cell table:style-name="ce41" table:formula="of:=[.X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A$4]*0.05*0.013" office:value-type="currency" office:currency="EUR" office:value="0.376454" calcext:value-type="currency">
            <text:p>0,38 €</text:p>
          </table:table-cell>
          <table:table-cell table:formula="of:=[.AB8]*[.C8]" office:value-type="currency" office:currency="EUR" office:value="62.11491" calcext:value-type="currency">
            <text:p>62,11 €</text:p>
          </table:table-cell>
          <table:table-cell table:formula="of:=[.AC8]*1.2" office:value-type="currency" office:currency="EUR" office:value="74.537892" calcext:value-type="currency">
            <text:p>74,54 €</text:p>
          </table:table-cell>
          <table:table-cell/>
          <table:table-cell table:formula="of:=[.AB8]*0.8" office:value-type="currency" office:currency="EUR" office:value="0.3011632" calcext:value-type="currency">
            <text:p>0,30 €</text:p>
          </table:table-cell>
          <table:table-cell table:formula="of:=[.AC8]*0.8" office:value-type="currency" office:currency="EUR" office:value="49.691928" calcext:value-type="currency">
            <text:p>49,69 €</text:p>
          </table:table-cell>
          <table:table-cell table:formula="of:=[.AD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K8]*[.C8]" office:value-type="currency" office:currency="EUR" office:value="306.9" calcext:value-type="currency">
            <text:p>306,90 €</text:p>
          </table:table-cell>
          <table:table-cell table:formula="of:=[.AL8]*1.2" office:value-type="currency" office:currency="EUR" office:value="368.28" calcext:value-type="currency">
            <text:p>368,28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currency" office:currency="EUR" office:value="0.5" calcext:value-type="currency">
            <text:p>0,50 €</text:p>
          </table:table-cell>
          <table:table-cell table:formula="of:=[.C9]*[.T9]" office:value-type="currency" office:currency="EUR" office:value="64.5" calcext:value-type="currency">
            <text:p>64,50 €</text:p>
          </table:table-cell>
          <table:table-cell table:formula="of:=[.U9]*1.2" office:value-type="currency" office:currency="EUR" office:value="77.4" calcext:value-type="currency">
            <text:p>77,40 €</text:p>
          </table:table-cell>
          <table:table-cell table:style-name="ce41" table:formula="of:=[.S$4]*0.05*0.013" office:value-type="currency" office:currency="EUR" office:value="0.26" calcext:value-type="currency">
            <text:p>0,26 €</text:p>
          </table:table-cell>
          <table:table-cell table:style-name="ce41" table:formula="of:=[.C9]*[.W9]" office:value-type="currency" office:currency="EUR" office:value="33.54" calcext:value-type="currency">
            <text:p>33,54 €</text:p>
          </table:table-cell>
          <table:table-cell table:style-name="ce41" table:formula="of:=[.X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A$4]*0.05*0.013" office:value-type="currency" office:currency="EUR" office:value="0.376454" calcext:value-type="currency">
            <text:p>0,38 €</text:p>
          </table:table-cell>
          <table:table-cell table:formula="of:=[.AB9]*[.C9]" office:value-type="currency" office:currency="EUR" office:value="48.562566" calcext:value-type="currency">
            <text:p>48,56 €</text:p>
          </table:table-cell>
          <table:table-cell table:formula="of:=[.AC9]*1.2" office:value-type="currency" office:currency="EUR" office:value="58.2750792" calcext:value-type="currency">
            <text:p>58,28 €</text:p>
          </table:table-cell>
          <table:table-cell/>
          <table:table-cell table:formula="of:=[.AB9]*0.8" office:value-type="currency" office:currency="EUR" office:value="0.3011632" calcext:value-type="currency">
            <text:p>0,30 €</text:p>
          </table:table-cell>
          <table:table-cell table:formula="of:=[.AC9]*0.8" office:value-type="currency" office:currency="EUR" office:value="38.8500528" calcext:value-type="currency">
            <text:p>38,85 €</text:p>
          </table:table-cell>
          <table:table-cell table:formula="of:=[.AD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K9]*[.C9]" office:value-type="currency" office:currency="EUR" office:value="239.94" calcext:value-type="currency">
            <text:p>239,94 €</text:p>
          </table:table-cell>
          <table:table-cell table:formula="of:=[.AL9]*1.2" office:value-type="currency" office:currency="EUR" office:value="287.928" calcext:value-type="currency">
            <text:p>287,93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10]*[.T10]" office:value-type="currency" office:currency="EUR" office:value="0" calcext:value-type="currency">
            <text:p>0,00 €</text:p>
          </table:table-cell>
          <table:table-cell table:formula="of:=[.U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10]*[.C10]" office:value-type="currency" office:currency="EUR" office:value="0" calcext:value-type="currency">
            <text:p>0,00 €</text:p>
          </table:table-cell>
          <table:table-cell table:formula="of:=[.AC10]*1.2" office:value-type="currency" office:currency="EUR" office:value="0" calcext:value-type="currency">
            <text:p>0,00 €</text:p>
          </table:table-cell>
          <table:table-cell/>
          <table:table-cell table:formula="of:=[.AB10]*0.8" office:value-type="currency" office:currency="EUR" office:value="0" calcext:value-type="currency">
            <text:p>0,00 €</text:p>
          </table:table-cell>
          <table:table-cell table:formula="of:=[.AC10]*0.8" office:value-type="currency" office:currency="EUR" office:value="0" calcext:value-type="currency">
            <text:p>0,00 €</text:p>
          </table:table-cell>
          <table:table-cell table:formula="of:=[.AD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10]*[.C10]" office:value-type="currency" office:currency="EUR" office:value="0" calcext:value-type="currency">
            <text:p>0,00 €</text:p>
          </table:table-cell>
          <table:table-cell table:formula="of:=[.AL1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string" calcext:value-type="string">
            <text:p>???</text:p>
          </table:table-cell>
          <table:table-cell/>
          <table:table-cell table:formula="of:=[.U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11]*[.C11]" office:value-type="currency" office:currency="EUR" office:value="0" calcext:value-type="currency">
            <text:p>0,00 €</text:p>
          </table:table-cell>
          <table:table-cell table:formula="of:=[.AC11]*1.2" office:value-type="currency" office:currency="EUR" office:value="0" calcext:value-type="currency">
            <text:p>0,00 €</text:p>
          </table:table-cell>
          <table:table-cell/>
          <table:table-cell table:formula="of:=[.AB11]*0.8" office:value-type="currency" office:currency="EUR" office:value="0" calcext:value-type="currency">
            <text:p>0,00 €</text:p>
          </table:table-cell>
          <table:table-cell table:formula="of:=[.AC11]*0.8" office:value-type="currency" office:currency="EUR" office:value="0" calcext:value-type="currency">
            <text:p>0,00 €</text:p>
          </table:table-cell>
          <table:table-cell table:formula="of:=[.AD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41" table:formula="of:=6.38/3" office:value-type="currency" office:currency="EUR" office:value="2.12666666666667" calcext:value-type="currency">
            <text:p>2,13 €</text:p>
          </table:table-cell>
          <table:table-cell table:style-name="ce41" table:formula="of:=[.AK11]*[.C11]" office:value-type="currency" office:currency="EUR" office:value="174.386666666667" calcext:value-type="currency">
            <text:p>174,39 €</text:p>
          </table:table-cell>
          <table:table-cell table:style-name="ce41" table:formula="of:=[.AL11]*1.2" office:value-type="currency" office:currency="EUR" office:value="209.264" calcext:value-type="currency">
            <text:p>209,26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12]*[.T12]" office:value-type="currency" office:currency="EUR" office:value="0" calcext:value-type="currency">
            <text:p>0,00 €</text:p>
          </table:table-cell>
          <table:table-cell table:formula="of:=[.U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12]*[.C12]" office:value-type="currency" office:currency="EUR" office:value="0" calcext:value-type="currency">
            <text:p>0,00 €</text:p>
          </table:table-cell>
          <table:table-cell table:formula="of:=[.AC12]*1.2" office:value-type="currency" office:currency="EUR" office:value="0" calcext:value-type="currency">
            <text:p>0,00 €</text:p>
          </table:table-cell>
          <table:table-cell/>
          <table:table-cell table:formula="of:=[.AB12]*0.8" office:value-type="currency" office:currency="EUR" office:value="0" calcext:value-type="currency">
            <text:p>0,00 €</text:p>
          </table:table-cell>
          <table:table-cell table:formula="of:=[.AC12]*0.8" office:value-type="currency" office:currency="EUR" office:value="0" calcext:value-type="currency">
            <text:p>0,00 €</text:p>
          </table:table-cell>
          <table:table-cell table:formula="of:=[.AD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12]*[.C12]" office:value-type="currency" office:currency="EUR" office:value="0" calcext:value-type="currency">
            <text:p>0,00 €</text:p>
          </table:table-cell>
          <table:table-cell table:formula="of:=[.AL1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3"/>
          <table:table-cell table:style-name="ce35" office:value-type="string" calcext:value-type="string">
            <text:p>18mm 8.2</text:p>
          </table:table-cell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2"/>
          <table:table-cell table:style-name="ce39" office:value-type="currency" office:currency="EUR" office:value="12" calcext:value-type="currency">
            <text:p>12,00 €</text:p>
          </table:table-cell>
          <table:table-cell table:style-name="ce39" table:formula="of:=[.C13]*[.W13]" office:value-type="currency" office:currency="EUR" office:value="396" calcext:value-type="currency">
            <text:p>396,00 €</text:p>
          </table:table-cell>
          <table:table-cell table:style-name="ce39" table:formula="of:=[.X13]*1.2" office:value-type="currency" office:currency="EUR" office:value="475.2" calcext:value-type="currency">
            <text:p>475,20 €</text:p>
          </table:table-cell>
          <table:table-cell table:style-name="ce35" table:number-columns-repeated="2"/>
          <table:table-cell table:style-name="ce44" office:value-type="currency" office:currency="EUR" office:value="13.41" calcext:value-type="currency">
            <text:p>13,41 €</text:p>
          </table:table-cell>
          <table:table-cell table:style-name="ce44" table:formula="of:=[.AB13]*[.C13]" office:value-type="currency" office:currency="EUR" office:value="442.53" calcext:value-type="currency">
            <text:p>442,53 €</text:p>
          </table:table-cell>
          <table:table-cell table:style-name="ce44" table:formula="of:=[.AC13]*1.2" office:value-type="currency" office:currency="EUR" office:value="531.036" calcext:value-type="currency">
            <text:p>531,04 €</text:p>
          </table:table-cell>
          <table:table-cell table:style-name="ce47"/>
          <table:table-cell table:style-name="ce44" table:formula="of:=[.AB13]*0.8" office:value-type="currency" office:currency="EUR" office:value="10.728" calcext:value-type="currency">
            <text:p>10,73 €</text:p>
          </table:table-cell>
          <table:table-cell table:style-name="ce44" table:formula="of:=[.AC13]*0.8" office:value-type="currency" office:currency="EUR" office:value="354.024" calcext:value-type="currency">
            <text:p>354,02 €</text:p>
          </table:table-cell>
          <table:table-cell table:style-name="ce44" table:formula="of:=[.AD13]*0.8" office:value-type="currency" office:currency="EUR" office:value="424.8288" calcext:value-type="currency">
            <text:p>424,83 €</text:p>
          </table:table-cell>
          <table:table-cell table:style-name="ce35" table:number-columns-repeated="2"/>
          <table:table-cell table:style-name="ce39" office:value-type="currency" office:currency="EUR" office:value="27.52" calcext:value-type="currency">
            <text:p>27,52 €</text:p>
          </table:table-cell>
          <table:table-cell table:style-name="ce39" table:formula="of:=[.AK13]*[.C13]" office:value-type="currency" office:currency="EUR" office:value="908.16" calcext:value-type="currency">
            <text:p>908,16 €</text:p>
          </table:table-cell>
          <table:table-cell table:style-name="ce39" table:formula="of:=[.AL13]*1.2" office:value-type="currency" office:currency="EUR" office:value="1089.792" calcext:value-type="currency">
            <text:p>1 089,79 €</text:p>
          </table:table-cell>
          <table:table-cell table:style-name="ce39"/>
          <table:table-cell table:style-name="ce35" table:number-columns-repeated="984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5"/>
          <table:table-cell table:style-name="ce35" table:number-columns-repeated="2"/>
          <table:table-cell table:style-name="ce44" table:number-columns-repeated="3"/>
          <table:table-cell table:style-name="ce47"/>
          <table:table-cell table:style-name="ce44" table:number-columns-repeated="3"/>
          <table:table-cell table:style-name="ce35" table:number-columns-repeated="2"/>
          <table:table-cell table:style-name="ce39" table:number-columns-repeated="4"/>
          <table:table-cell table:style-name="ce35" table:number-columns-repeated="984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5"/>
          <table:table-cell table:style-name="ce35" table:number-columns-repeated="2"/>
          <table:table-cell table:style-name="ce44" table:number-columns-repeated="3"/>
          <table:table-cell table:style-name="ce47"/>
          <table:table-cell table:style-name="ce44" table:number-columns-repeated="3"/>
          <table:table-cell table:style-name="ce35" table:number-columns-repeated="2"/>
          <table:table-cell table:style-name="ce39" table:number-columns-repeated="4"/>
          <table:table-cell table:style-name="ce35" table:number-columns-repeated="984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3"/>
          <table:table-cell table:style-name="ce35" office:value-type="string" calcext:value-type="string">
            <text:p>18mm</text:p>
          </table:table-cell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2"/>
          <table:table-cell table:style-name="ce39" office:value-type="currency" office:currency="EUR" office:value="12" calcext:value-type="currency">
            <text:p>12,00 €</text:p>
          </table:table-cell>
          <table:table-cell table:style-name="ce39" table:formula="of:=[.C16]*[.W16]" office:value-type="currency" office:currency="EUR" office:value="900" calcext:value-type="currency">
            <text:p>900,00 €</text:p>
          </table:table-cell>
          <table:table-cell table:style-name="ce39" table:formula="of:=[.X16]*1.2" office:value-type="currency" office:currency="EUR" office:value="1080" calcext:value-type="currency">
            <text:p>1 080,00 €</text:p>
          </table:table-cell>
          <table:table-cell table:style-name="ce35" table:number-columns-repeated="2"/>
          <table:table-cell table:style-name="ce44" office:value-type="currency" office:currency="EUR" office:value="13.41" calcext:value-type="currency">
            <text:p>13,41 €</text:p>
          </table:table-cell>
          <table:table-cell table:style-name="ce44" table:formula="of:=[.AB16]*[.C16]" office:value-type="currency" office:currency="EUR" office:value="1005.75" calcext:value-type="currency">
            <text:p>1 005,75 €</text:p>
          </table:table-cell>
          <table:table-cell table:style-name="ce44" table:formula="of:=[.AC16]*1.2" office:value-type="currency" office:currency="EUR" office:value="1206.9" calcext:value-type="currency">
            <text:p>1 206,90 €</text:p>
          </table:table-cell>
          <table:table-cell table:style-name="ce47"/>
          <table:table-cell table:style-name="ce44" table:formula="of:=[.AB16]*0.8" office:value-type="currency" office:currency="EUR" office:value="10.728" calcext:value-type="currency">
            <text:p>10,73 €</text:p>
          </table:table-cell>
          <table:table-cell table:style-name="ce44" table:formula="of:=[.AC16]*0.8" office:value-type="currency" office:currency="EUR" office:value="804.6" calcext:value-type="currency">
            <text:p>804,60 €</text:p>
          </table:table-cell>
          <table:table-cell table:style-name="ce44" table:formula="of:=[.AD16]*0.8" office:value-type="currency" office:currency="EUR" office:value="965.52" calcext:value-type="currency">
            <text:p>965,52 €</text:p>
          </table:table-cell>
          <table:table-cell table:style-name="ce35" table:number-columns-repeated="2"/>
          <table:table-cell table:style-name="ce39" office:value-type="currency" office:currency="EUR" office:value="27.52" calcext:value-type="currency">
            <text:p>27,52 €</text:p>
          </table:table-cell>
          <table:table-cell table:style-name="ce39" table:formula="of:=[.AK16]*[.C16]" office:value-type="currency" office:currency="EUR" office:value="2064" calcext:value-type="currency">
            <text:p>2 064,00 €</text:p>
          </table:table-cell>
          <table:table-cell table:style-name="ce39" table:formula="of:=[.AL16]*1.2" office:value-type="currency" office:currency="EUR" office:value="2476.8" calcext:value-type="currency">
            <text:p>2 476,80 €</text:p>
          </table:table-cell>
          <table:table-cell table:style-name="ce39"/>
          <table:table-cell table:style-name="ce35" table:number-columns-repeated="984"/>
        </table:table-row>
        <table:table-row table:style-name="ro1">
          <table:table-cell table:style-name="ce12" table:number-columns-repeated="5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4m / l = 0.18</text:p>
          </table:table-cell>
          <table:table-cell table:style-name="ce19" table:formula="of:=['Parements extérieurs'.D5]" office:value-type="float" office:value="8.64" calcext:value-type="float">
            <text:p>8,6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17" office:value-type="string" calcext:value-type="string">
            <text:p>12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T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19" office:value-type="string" calcext:value-type="string">
            <text:p>L = 4m / l = 0.16</text:p>
          </table:table-cell>
          <table:table-cell table:style-name="ce19" table:formula="of:=['Parements extérieurs'.D6]" office:value-type="float" office:value="6.4" calcext:value-type="float">
            <text:p>6,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T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19" office:value-type="string" calcext:value-type="string">
            <text:p>L = 4m / l = 0.14</text:p>
          </table:table-cell>
          <table:table-cell table:style-name="ce19" table:formula="of:=['Parements extérieurs'.D7]" office:value-type="float" office:value="6.16" calcext:value-type="float">
            <text:p>6,1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17" office:value-type="string" calcext:value-type="string">
            <text:p>11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T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6"/>
          <table:table-cell table:style-name="ce19" office:value-type="string" calcext:value-type="string">
            <text:p>L = 4m / l = 0.12</text:p>
          </table:table-cell>
          <table:table-cell table:style-name="ce19" table:formula="of:=['Parements extérieurs'.D8]" office:value-type="float" office:value="3.36" calcext:value-type="float">
            <text:p>3,3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17" office:value-type="string" calcext:value-type="string">
            <text:p>7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T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L = 2m / l = 0.18</text:p>
          </table:table-cell>
          <table:table-cell table:style-name="ce19" table:formula="of:=['Parements extérieurs'.D9]" office:value-type="float" office:value="5.472" calcext:value-type="float">
            <text:p>5,47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T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/>
          <table:table-cell table:style-name="ce22" office:value-type="string" calcext:value-type="string">
            <text:p>L = 2m / l = 0.16</text:p>
          </table:table-cell>
          <table:table-cell table:style-name="ce22" table:formula="of:=['Parements extérieurs'.D10]" office:value-type="float" office:value="4.864" calcext:value-type="float">
            <text:p>4,864</text:p>
          </table:table-cell>
          <table:table-cell table:style-name="ce31" office:value-type="string" calcext:value-type="string">
            <text:p>m²</text:p>
          </table:table-cell>
          <table:table-cell table:style-name="ce22" table:formula="of:=['Parements extérieurs'.F10]" office:value-type="float" office:value="16" calcext:value-type="float">
            <text:p>16</text:p>
          </table:table-cell>
          <table:table-cell table:style-name="ce17" table:number-columns-repeated="10"/>
          <table:table-cell table:style-name="ce31" office:value-type="string" calcext:value-type="string">
            <text:p>8 x 2m</text:p>
          </table:table-cell>
          <table:table-cell table:style-name="ce31" office:value-type="string" calcext:value-type="string">
            <text:p>8x2m</text:p>
          </table:table-cell>
          <table:table-cell table:style-name="ce31"/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24]*[.T24]" office:value-type="currency" office:currency="EUR" office:value="48.64" calcext:value-type="currency">
            <text:p>48,64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19" office:value-type="string" calcext:value-type="string">
            <text:p>L = 2m / l = 0.14</text:p>
          </table:table-cell>
          <table:table-cell table:style-name="ce19" table:formula="of:=['Parements extérieurs'.D11]" office:value-type="float" office:value="4.256" calcext:value-type="float">
            <text:p>4,25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T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 office:value-type="string" calcext:value-type="string">
            <text:p>Attention : 2 à trouver dans les 4m Nord (car 18 pièces)</text:p>
          </table:table-cell>
          <table:table-cell table:style-name="ce19" office:value-type="string" calcext:value-type="string">
            <text:p>L = 2m / l = 0.12</text:p>
          </table:table-cell>
          <table:table-cell table:style-name="ce19" table:formula="of:=['Parements extérieurs'.D12]" office:value-type="float" office:value="3.648" calcext:value-type="float">
            <text:p>3,64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2]" office:value-type="float" office:value="16" calcext:value-type="float">
            <text:p>16</text:p>
          </table:table-cell>
          <table:table-cell table:style-name="ce17" table:number-columns-repeated="11"/>
          <table:table-cell table:style-name="ce17" office:value-type="string" calcext:value-type="string">
            <text:p>16x2m</text:p>
          </table:table-cell>
          <table:table-cell table:style-name="ce17" table:number-columns-repeated="2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26]*[.T26]" office:value-type="currency" office:currency="EUR" office:value="36.48" calcext:value-type="currency">
            <text:p>36,48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4m</text:p>
          </table:table-cell>
          <table:table-cell table:style-name="ce19" table:formula="of:=['Parements extérieurs'.D13]" office:value-type="float" office:value="160" calcext:value-type="float">
            <text:p>160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17" office:value-type="string" calcext:value-type="string">
            <text:p>40 x 4m</text:p>
          </table:table-cell>
          <table:table-cell table:style-name="ce17" table:number-columns-repeated="2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T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/>
          <table:table-cell table:style-name="ce19" office:value-type="string" calcext:value-type="string">
            <text:p>L = 2m</text:p>
          </table:table-cell>
          <table:table-cell table:style-name="ce19" table:formula="of:=['Parements extérieurs'.D14]" office:value-type="float" office:value="121.6" calcext:value-type="float">
            <text:p>121,6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14]" office:value-type="float" office:value="64" calcext:value-type="float">
            <text:p>64</text:p>
          </table:table-cell>
          <table:table-cell table:style-name="ce17" table:number-columns-repeated="12"/>
          <table:table-cell table:style-name="ce17" office:value-type="string" calcext:value-type="string">
            <text:p>64 x 2m</text:p>
          </table:table-cell>
          <table:table-cell table:style-name="ce17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28]*[.T28]" office:value-type="currency" office:currency="EUR" office:value="59.8272" calcext:value-type="currency">
            <text:p>59,83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19" office:value-type="string" calcext:value-type="string">
            <text:p>L = 2,5m / l = 0.18</text:p>
          </table:table-cell>
          <table:table-cell table:style-name="ce19" table:formula="of:=['Parements extérieurs'.D16]" office:value-type="float" office:value="6.75" calcext:value-type="float">
            <text:p>6,75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6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</text:p>
          </table:table-cell>
          <table:table-cell table:style-name="ce17" table:number-columns-repeated="2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30]*[.T30]" office:value-type="currency" office:currency="EUR" office:value="67.5" calcext:value-type="currency">
            <text:p>67,50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 office:value-type="string" calcext:value-type="string">
            <text:p>Pignons</text:p>
          </table:table-cell>
          <table:table-cell table:style-name="ce12" office:value-type="string" calcext:value-type="string">
            <text:p>L = 2,5m / l = 0.16</text:p>
          </table:table-cell>
          <table:table-cell table:style-name="ce12" table:formula="of:=['Parements extérieurs'.D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7]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10 x 2.5m (manque 1)</text:p>
          </table:table-cell>
          <table:table-cell table:number-columns-repeated="2"/>
          <table:table-cell office:value-type="currency" office:currency="EUR" office:value="10" calcext:value-type="currency">
            <text:p>10,00 €</text:p>
          </table:table-cell>
          <table:table-cell table:formula="of:=[.C31]*[.T31]" office:value-type="currency" office:currency="EUR" office:value="60" calcext:value-type="currency">
            <text:p>60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30:.C37])" office:value-type="float" office:value="36.36" calcext:value-type="float">
            <text:p>36,36</text:p>
          </table:table-cell>
          <table:table-cell table:style-name="ce12" office:value-type="string" calcext:value-type="string">
            <text:p>L = 2,5m / l = 0.14</text:p>
          </table:table-cell>
          <table:table-cell table:style-name="ce12" table:formula="of:=['Parements extérieurs'.D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8]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8 x 2.5m (manque 1)</text:p>
          </table:table-cell>
          <table:table-cell table:number-columns-repeated="2"/>
          <table:table-cell office:value-type="currency" office:currency="EUR" office:value="10" calcext:value-type="currency">
            <text:p>10,00 €</text:p>
          </table:table-cell>
          <table:table-cell table:formula="of:=[.C32]*[.T32]" office:value-type="currency" office:currency="EUR" office:value="52.5" calcext:value-type="currency">
            <text:p>52,5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2" office:value-type="string" calcext:value-type="string">
            <text:p>L = 2,5m / l = 0.12</text:p>
          </table:table-cell>
          <table:table-cell table:style-name="ce12" table:formula="of:=['Parements extérieurs'.D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9]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12 x 2.5m (manque 1)</text:p>
          </table:table-cell>
          <table:table-cell table:number-columns-repeated="2"/>
          <table:table-cell office:value-type="currency" office:currency="EUR" office:value="10" calcext:value-type="currency">
            <text:p>10,00 €</text:p>
          </table:table-cell>
          <table:table-cell table:formula="of:=[.C33]*[.T33]" office:value-type="currency" office:currency="EUR" office:value="45" calcext:value-type="currency">
            <text:p>45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8"/>
          <table:table-cell table:style-name="ce25" office:value-type="string" calcext:value-type="string">
            <text:p>L = 2,3m / l = 0.18</text:p>
          </table:table-cell>
          <table:table-cell table:style-name="ce25" table:formula="of:=['Parements extérieurs'.D20]" office:value-type="float" office:value="4.158" calcext:value-type="float">
            <text:p>4,158</text:p>
          </table:table-cell>
          <table:table-cell table:style-name="ce32" office:value-type="string" calcext:value-type="string">
            <text:p>m²</text:p>
          </table:table-cell>
          <table:table-cell table:style-name="ce25" table:formula="of:=['Parements extérieurs'.F20]" office:value-type="float" office:value="11" calcext:value-type="float">
            <text:p>11</text:p>
          </table:table-cell>
          <table:table-cell table:style-name="ce32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2 x 4m (= 2 unités)</text:p>
          </table:table-cell>
          <table:table-cell table:style-name="ce18" table:number-columns-repeated="3"/>
          <table:table-cell office:value-type="currency" office:currency="EUR" office:value="10" calcext:value-type="currency">
            <text:p>10,00 €</text:p>
          </table:table-cell>
          <table:table-cell table:formula="of:=[.C34]*[.T34]" office:value-type="currency" office:currency="EUR" office:value="41.58" calcext:value-type="currency">
            <text:p>41,58 €</text:p>
          </table:table-cell>
          <table:table-cell table:style-name="ce42" table:number-columns-repeated="4"/>
          <table:table-cell table:style-name="ce18" table:number-columns-repeated="2"/>
          <table:table-cell table:style-name="ce45" table:number-columns-repeated="3"/>
          <table:table-cell table:style-name="ce31"/>
          <table:table-cell table:style-name="ce45" table:number-columns-repeated="3"/>
          <table:table-cell table:style-name="ce18" table:number-columns-repeated="2"/>
          <table:table-cell table:style-name="ce42" table:number-columns-repeated="4"/>
          <table:table-cell table:style-name="ce18" table:number-columns-repeated="984"/>
        </table:table-row>
        <table:table-row table:style-name="ro1">
          <table:table-cell/>
          <table:table-cell table:style-name="ce26" office:value-type="string" calcext:value-type="string">
            <text:p>L = 2,3m / l = 0.16</text:p>
          </table:table-cell>
          <table:table-cell table:style-name="ce26" table:formula="of:=['Parements extérieurs'.D21]" office:value-type="float" office:value="3.696" calcext:value-type="float">
            <text:p>3,696</text:p>
          </table:table-cell>
          <table:table-cell table:style-name="ce34" office:value-type="string" calcext:value-type="string">
            <text:p>m²</text:p>
          </table:table-cell>
          <table:table-cell table:style-name="ce26" table:formula="of:=['Parements extérieurs'.F21]" office:value-type="float" office:value="11" calcext:value-type="float">
            <text:p>11</text:p>
          </table:table-cell>
          <table:table-cell table:style-name="ce34" office:value-type="string" calcext:value-type="string">
            <text:p>déjà coupé</text:p>
          </table:table-cell>
          <table:table-cell table:number-columns-repeated="13"/>
          <table:table-cell office:value-type="currency" office:currency="EUR" office:value="10" calcext:value-type="currency">
            <text:p>10,00 €</text:p>
          </table:table-cell>
          <table:table-cell table:formula="of:=[.C35]*[.T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8"/>
          <table:table-cell table:style-name="ce25" office:value-type="string" calcext:value-type="string">
            <text:p>L = 2,3m / l = 0.14</text:p>
          </table:table-cell>
          <table:table-cell table:style-name="ce25" table:formula="of:=['Parements extérieurs'.D22]" office:value-type="float" office:value="3.234" calcext:value-type="float">
            <text:p>3,234</text:p>
          </table:table-cell>
          <table:table-cell table:style-name="ce32" office:value-type="string" calcext:value-type="string">
            <text:p>m²</text:p>
          </table:table-cell>
          <table:table-cell table:style-name="ce25" table:formula="of:=['Parements extérieurs'.F22]" office:value-type="float" office:value="11" calcext:value-type="float">
            <text:p>11</text:p>
          </table:table-cell>
          <table:table-cell table:style-name="ce32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5 x 4m (= 5 unités)</text:p>
          </table:table-cell>
          <table:table-cell table:style-name="ce18" table:number-columns-repeated="3"/>
          <table:table-cell office:value-type="currency" office:currency="EUR" office:value="10" calcext:value-type="currency">
            <text:p>10,00 €</text:p>
          </table:table-cell>
          <table:table-cell table:formula="of:=[.C36]*[.T36]" office:value-type="currency" office:currency="EUR" office:value="32.34" calcext:value-type="currency">
            <text:p>32,34 €</text:p>
          </table:table-cell>
          <table:table-cell table:style-name="ce42" table:number-columns-repeated="4"/>
          <table:table-cell table:style-name="ce18" table:number-columns-repeated="2"/>
          <table:table-cell table:style-name="ce45" table:number-columns-repeated="3"/>
          <table:table-cell table:style-name="ce31"/>
          <table:table-cell table:style-name="ce45" table:number-columns-repeated="3"/>
          <table:table-cell table:style-name="ce18" table:number-columns-repeated="2"/>
          <table:table-cell table:style-name="ce42" table:number-columns-repeated="4"/>
          <table:table-cell table:style-name="ce18" table:number-columns-repeated="984"/>
        </table:table-row>
        <table:table-row table:style-name="ro1">
          <table:table-cell/>
          <table:table-cell table:style-name="ce26" office:value-type="string" calcext:value-type="string">
            <text:p>L = 2,3m / l = 0.12</text:p>
          </table:table-cell>
          <table:table-cell table:style-name="ce26" table:formula="of:=['Parements extérieurs'.D23]" office:value-type="float" office:value="2.772" calcext:value-type="float">
            <text:p>2,772</text:p>
          </table:table-cell>
          <table:table-cell table:style-name="ce34" office:value-type="string" calcext:value-type="string">
            <text:p>m²</text:p>
          </table:table-cell>
          <table:table-cell table:style-name="ce26" table:formula="of:=['Parements extérieurs'.F23]" office:value-type="float" office:value="11" calcext:value-type="float">
            <text:p>11</text:p>
          </table:table-cell>
          <table:table-cell table:style-name="ce34" office:value-type="string" calcext:value-type="string">
            <text:p>déjà coupé</text:p>
          </table:table-cell>
          <table:table-cell table:number-columns-repeated="13"/>
          <table:table-cell office:value-type="currency" office:currency="EUR" office:value="10" calcext:value-type="currency">
            <text:p>10,00 €</text:p>
          </table:table-cell>
          <table:table-cell table:formula="of:=[.C37]*[.T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5m</text:p>
          </table:table-cell>
          <table:table-cell table:style-name="ce12" table:formula="of:=['Parements extérieurs'.D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24]" office:value-type="float" office:value="60" calcext:value-type="float">
            <text:p>60</text:p>
          </table:table-cell>
          <table:table-cell table:number-columns-repeated="14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8]*[.T38]" office:value-type="currency" office:currency="EUR" office:value="73.8" calcext:value-type="currency">
            <text:p>73,8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20" office:value-type="string" calcext:value-type="string">
            <text:p>L = 2,3m</text:p>
          </table:table-cell>
          <table:table-cell table:style-name="ce20" table:formula="of:=['Parements extérieurs'.D25]" office:value-type="float" office:value="92.4" calcext:value-type="float">
            <text:p>92,4</text:p>
          </table:table-cell>
          <table:table-cell table:style-name="ce18" office:value-type="string" calcext:value-type="string">
            <text:p>ml</text:p>
          </table:table-cell>
          <table:table-cell table:style-name="ce20" table:formula="of:=['Parements extérieurs'.F25]" office:value-type="float" office:value="44" calcext:value-type="float">
            <text:p>44</text:p>
          </table:table-cell>
          <table:table-cell table:number-columns-repeated="12"/>
          <table:table-cell office:value-type="string" calcext:value-type="string">
            <text:p>36 x 3.7m + 3 x 2.3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9]*[.T39]" office:value-type="currency" office:currency="EUR" office:value="45.4608" calcext:value-type="currency">
            <text:p>45,4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1m / l = 0.18</text:p>
          </table:table-cell>
          <table:table-cell table:style-name="ce19" table:formula="of:=['Parements extérieurs'.D27]" office:value-type="float" office:value="7.02" calcext:value-type="float">
            <text:p>7,0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T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Nord</text:p>
          </table:table-cell>
          <table:table-cell table:style-name="ce19" office:value-type="string" calcext:value-type="string">
            <text:p>L = 1m / l = 0.16</text:p>
          </table:table-cell>
          <table:table-cell table:style-name="ce19" table:formula="of:=['Parements extérieurs'.D28]" office:value-type="float" office:value="6.24" calcext:value-type="float">
            <text:p>6,2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T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19" office:value-type="string" calcext:value-type="string">
            <text:p>L = 1m / l = 0.14</text:p>
          </table:table-cell>
          <table:table-cell table:style-name="ce19" table:formula="of:=['Parements extérieurs'.D29]" office:value-type="float" office:value="5.46" calcext:value-type="float">
            <text:p>5,4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T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L = 1m / l = 0.12</text:p>
          </table:table-cell>
          <table:table-cell table:style-name="ce19" table:formula="of:=['Parements extérieurs'.D30]" office:value-type="float" office:value="4.68" calcext:value-type="float">
            <text:p>4,6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T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Joints</text:p>
          </table:table-cell>
          <table:table-cell table:style-name="ce20" office:value-type="string" calcext:value-type="string">
            <text:p>L = 1m</text:p>
          </table:table-cell>
          <table:table-cell table:style-name="ce20" table:formula="of:=['Parements extérieurs'.D31]" office:value-type="float" office:value="156" calcext:value-type="float">
            <text:p>156</text:p>
          </table:table-cell>
          <table:table-cell table:style-name="ce18" office:value-type="string" calcext:value-type="string">
            <text:p>ml</text:p>
          </table:table-cell>
          <table:table-cell table:style-name="ce20" table:formula="of:=['Parements extérieurs'.F31]" office:value-type="float" office:value="156" calcext:value-type="float">
            <text:p>156</text:p>
          </table:table-cell>
          <table:table-cell table:number-columns-repeated="10"/>
          <table:table-cell table:style-name="ce18" office:value-type="string" calcext:value-type="string">
            <text:p>31 x 4m</text:p>
          </table:table-cell>
          <table:table-cell table:style-name="ce18" table:number-columns-repeated="2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45]*[.T45]" office:value-type="currency" office:currency="EUR" office:value="76.752" calcext:value-type="currency">
            <text:p>76,75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7" office:value-type="string" calcext:value-type="string">
            <text:p>L = 1,3m / l = 0.18</text:p>
          </table:table-cell>
          <table:table-cell table:style-name="ce19" table:formula="of:=['Parements extérieurs'.D33]" office:value-type="float" office:value="2.106" calcext:value-type="float">
            <text:p>2,10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T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7" office:value-type="string" calcext:value-type="string">
            <text:p>L = 1,3m / l = 0.16</text:p>
          </table:table-cell>
          <table:table-cell table:style-name="ce19" table:formula="of:=['Parements extérieurs'.D34]" office:value-type="float" office:value="1.872" calcext:value-type="float">
            <text:p>1,87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T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7" office:value-type="string" calcext:value-type="string">
            <text:p>L = 1,3m / l = 0.14</text:p>
          </table:table-cell>
          <table:table-cell table:style-name="ce19" table:formula="of:=['Parements extérieurs'.D35]" office:value-type="float" office:value="1.638" calcext:value-type="float">
            <text:p>1,63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T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27" office:value-type="string" calcext:value-type="string">
            <text:p>L = 1,3m / l = 0.12</text:p>
          </table:table-cell>
          <table:table-cell table:style-name="ce19" table:formula="of:=['Parements extérieurs'.D36]" office:value-type="float" office:value="1.404" calcext:value-type="float">
            <text:p>1,40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T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19" office:value-type="string" calcext:value-type="string">
            <text:p>L = 1,3m</text:p>
          </table:table-cell>
          <table:table-cell table:style-name="ce19" table:formula="of:=['Parements extérieurs'.D37]" office:value-type="float" office:value="46.8" calcext:value-type="float">
            <text:p>46,8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37]" office:value-type="float" office:value="36" calcext:value-type="float">
            <text:p>36</text:p>
          </table:table-cell>
          <table:table-cell table:style-name="ce17" table:number-columns-repeated="12"/>
          <table:table-cell table:style-name="ce17" office:value-type="string" calcext:value-type="string">
            <text:p>36 x 3.7m</text:p>
          </table:table-cell>
          <table:table-cell table:style-name="ce17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51]*[.T51]" office:value-type="currency" office:currency="EUR" office:value="23.0256" calcext:value-type="currency">
            <text:p>23,03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Bardage</text:p>
          </table:table-cell>
          <table:table-cell table:style-name="ce30" office:value-type="string" calcext:value-type="string">
            <text:p>L = 2,8m / l = 0.18</text:p>
          </table:table-cell>
          <table:table-cell table:style-name="ce12" table:formula="of:=['Parements extérieurs'.D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39]" office:value-type="float" office:value="3" calcext:value-type="float">
            <text:p>3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53]*[.T53]" office:value-type="currency" office:currency="EUR" office:value="15.12" calcext:value-type="currency">
            <text:p>15,1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Sas</text:p>
          </table:table-cell>
          <table:table-cell table:style-name="ce30" office:value-type="string" calcext:value-type="string">
            <text:p>L = 2,8m / l = 0.16</text:p>
          </table:table-cell>
          <table:table-cell table:style-name="ce12" table:formula="of:=['Parements extérieurs'.D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0]" office:value-type="float" office:value="3" calcext:value-type="float">
            <text:p>3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54]*[.T54]" office:value-type="currency" office:currency="EUR" office:value="13.44" calcext:value-type="currency">
            <text:p>13,44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53:.C56])" office:value-type="float" office:value="5.04" calcext:value-type="float">
            <text:p>5,04</text:p>
          </table:table-cell>
          <table:table-cell table:style-name="ce30" office:value-type="string" calcext:value-type="string">
            <text:p>L = 2,8m / l = 0.14</text:p>
          </table:table-cell>
          <table:table-cell table:style-name="ce12" table:formula="of:=['Parements extérieurs'.D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1]" office:value-type="float" office:value="3" calcext:value-type="float">
            <text:p>3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55]*[.T55]" office:value-type="currency" office:currency="EUR" office:value="11.76" calcext:value-type="currency">
            <text:p>11,7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30" office:value-type="string" calcext:value-type="string">
            <text:p>L = 2,8m / l = 0.12</text:p>
          </table:table-cell>
          <table:table-cell table:style-name="ce12" table:formula="of:=['Parements extérieurs'.D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2]" office:value-type="float" office:value="3" calcext:value-type="float">
            <text:p>3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56]*[.T56]" office:value-type="currency" office:currency="EUR" office:value="10.08" calcext:value-type="currency">
            <text:p>10,08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8m</text:p>
          </table:table-cell>
          <table:table-cell table:style-name="ce12" table:formula="of:=['Parements extérieurs'.D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43]" office:value-type="float" office:value="12" calcext:value-type="float">
            <text:p>12</text:p>
          </table:table-cell>
          <table:table-cell table:number-columns-repeated="14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7]*[.T57]" office:value-type="currency" office:currency="EUR" office:value="16.5312" calcext:value-type="currency">
            <text:p>16,53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59]*[.T59]" office:value-type="currency" office:currency="EUR" office:value="0" calcext:value-type="currency">
            <text:p>0,00 €</text:p>
          </table:table-cell>
          <table:table-cell table:formula="of:=[.U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K59]*[.AJ59]" office:value-type="currency" office:currency="EUR" office:value="960" calcext:value-type="currency">
            <text:p>960,00 €</text:p>
          </table:table-cell>
          <table:table-cell table:formula="of:=[.AL59]*1.2" office:value-type="currency" office:currency="EUR" office:value="1152" calcext:value-type="currency">
            <text:p>1 152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Tasseaux</text:p>
          </table:table-cell>
          <table:table-cell table:style-name="ce19" office:value-type="string" calcext:value-type="string">
            <text:p>30x50</text:p>
          </table:table-cell>
          <table:table-cell table:style-name="ce19" table:formula="of:=[$'Parements extérieurs'.D91]" office:value-type="float" office:value="645" calcext:value-type="float">
            <text:p>645</text:p>
          </table:table-cell>
          <table:table-cell table:style-name="ce19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8"/>
          <table:table-cell office:value-type="currency" office:currency="EUR" office:value="0.55" calcext:value-type="currency">
            <text:p>0,55 €</text:p>
          </table:table-cell>
          <table:table-cell table:formula="of:=[.C60]*[.T60]" office:value-type="currency" office:currency="EUR" office:value="354.75" calcext:value-type="currency">
            <text:p>354,75 €</text:p>
          </table:table-cell>
          <table:table-cell table:formula="of:=[.U60]*1.2" office:value-type="currency" office:currency="EUR" office:value="425.7" calcext:value-type="currency">
            <text:p>425,70 €</text:p>
          </table:table-cell>
          <table:table-cell table:style-name="ce41" table:formula="of:=250/585" office:value-type="currency" office:currency="EUR" office:value="0.427350427350427" calcext:value-type="currency">
            <text:p>0,43 €</text:p>
          </table:table-cell>
          <table:table-cell table:style-name="ce41" table:formula="of:=[.C60]*[.W60]" office:value-type="currency" office:currency="EUR" office:value="275.641025641025" calcext:value-type="currency">
            <text:p>275,64 €</text:p>
          </table:table-cell>
          <table:table-cell table:style-name="ce41" table:formula="of:=[.X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B60]*[.C60]" office:value-type="currency" office:currency="EUR" office:value="554.7" calcext:value-type="currency">
            <text:p>554,70 €</text:p>
          </table:table-cell>
          <table:table-cell table:formula="of:=[.AC60]*1.2" office:value-type="currency" office:currency="EUR" office:value="665.64" calcext:value-type="currency">
            <text:p>665,64 €</text:p>
          </table:table-cell>
          <table:table-cell/>
          <table:table-cell table:style-name="ce41" table:formula="of:=[.AB60]*0.8" office:value-type="currency" office:currency="EUR" office:value="0.688" calcext:value-type="currency">
            <text:p>0,69 €</text:p>
          </table:table-cell>
          <table:table-cell table:style-name="ce41" table:formula="of:=[.AC60]*0.8" office:value-type="currency" office:currency="EUR" office:value="443.76" calcext:value-type="currency">
            <text:p>443,76 €</text:p>
          </table:table-cell>
          <table:table-cell table:style-name="ce41" table:formula="of:=[.AD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K60]*[.C60]" office:value-type="currency" office:currency="EUR" office:value="485.9" calcext:value-type="currency">
            <text:p>485,90 €</text:p>
          </table:table-cell>
          <table:table-cell table:formula="of:=[.AL60]*1.2" office:value-type="currency" office:currency="EUR" office:value="583.08" calcext:value-type="currency">
            <text:p>583,08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61]*[.T61]" office:value-type="currency" office:currency="EUR" office:value="0" calcext:value-type="currency">
            <text:p>0,00 €</text:p>
          </table:table-cell>
          <table:table-cell table:formula="of:=[.U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61]*[.C61]" office:value-type="currency" office:currency="EUR" office:value="0" calcext:value-type="currency">
            <text:p>0,00 €</text:p>
          </table:table-cell>
          <table:table-cell table:formula="of:=[.AC61]*1.2" office:value-type="currency" office:currency="EUR" office:value="0" calcext:value-type="currency">
            <text:p>0,00 €</text:p>
          </table:table-cell>
          <table:table-cell/>
          <table:table-cell table:formula="of:=[.AB61]*0.8" office:value-type="currency" office:currency="EUR" office:value="0" calcext:value-type="currency">
            <text:p>0,00 €</text:p>
          </table:table-cell>
          <table:table-cell table:formula="of:=[.AC61]*0.8" office:value-type="currency" office:currency="EUR" office:value="0" calcext:value-type="currency">
            <text:p>0,00 €</text:p>
          </table:table-cell>
          <table:table-cell table:formula="of:=[.AD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61]*[.C61]" office:value-type="currency" office:currency="EUR" office:value="0" calcext:value-type="currency">
            <text:p>0,00 €</text:p>
          </table:table-cell>
          <table:table-cell table:formula="of:=[.AL6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4"/>
          <table:table-cell office:value-type="currency" office:currency="EUR" office:value="6.75" calcext:value-type="currency">
            <text:p>6,75 €</text:p>
          </table:table-cell>
          <table:table-cell table:formula="of:=[.C62]*[.T62]" office:value-type="currency" office:currency="EUR" office:value="519.75" calcext:value-type="currency">
            <text:p>519,75 €</text:p>
          </table:table-cell>
          <table:table-cell table:formula="of:=[.U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B62]*[.C62]" office:value-type="currency" office:currency="EUR" office:value="0" calcext:value-type="currency">
            <text:p>0,00 €</text:p>
          </table:table-cell>
          <table:table-cell table:formula="of:=[.AC62]*1.2" office:value-type="currency" office:currency="EUR" office:value="0" calcext:value-type="currency">
            <text:p>0,00 €</text:p>
          </table:table-cell>
          <table:table-cell/>
          <table:table-cell table:formula="of:=[.AB62]*0.8" office:value-type="currency" office:currency="EUR" office:value="0" calcext:value-type="currency">
            <text:p>0,00 €</text:p>
          </table:table-cell>
          <table:table-cell table:formula="of:=[.AC62]*0.8" office:value-type="currency" office:currency="EUR" office:value="0" calcext:value-type="currency">
            <text:p>0,00 €</text:p>
          </table:table-cell>
          <table:table-cell table:formula="of:=[.AD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41" table:formula="of:=2.03/3" office:value-type="currency" office:currency="EUR" office:value="0.676666666666667" calcext:value-type="currency">
            <text:p>0,68 €</text:p>
          </table:table-cell>
          <table:table-cell table:style-name="ce41" table:formula="of:=[.AK62]*[.C62]" office:value-type="currency" office:currency="EUR" office:value="52.1033333333333" calcext:value-type="currency">
            <text:p>52,10 €</text:p>
          </table:table-cell>
          <table:table-cell table:style-name="ce41" table:formula="of:=[.AL62]*1.2" office:value-type="currency" office:currency="EUR" office:value="62.524" calcext:value-type="currency">
            <text:p>62,52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63]*[.T63]" office:value-type="currency" office:currency="EUR" office:value="0" calcext:value-type="currency">
            <text:p>0,00 €</text:p>
          </table:table-cell>
          <table:table-cell table:formula="of:=[.U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63]*[.C63]" office:value-type="currency" office:currency="EUR" office:value="0" calcext:value-type="currency">
            <text:p>0,00 €</text:p>
          </table:table-cell>
          <table:table-cell table:formula="of:=[.AC63]*1.2" office:value-type="currency" office:currency="EUR" office:value="0" calcext:value-type="currency">
            <text:p>0,00 €</text:p>
          </table:table-cell>
          <table:table-cell/>
          <table:table-cell table:formula="of:=[.AB63]*0.8" office:value-type="currency" office:currency="EUR" office:value="0" calcext:value-type="currency">
            <text:p>0,00 €</text:p>
          </table:table-cell>
          <table:table-cell table:formula="of:=[.AC63]*0.8" office:value-type="currency" office:currency="EUR" office:value="0" calcext:value-type="currency">
            <text:p>0,00 €</text:p>
          </table:table-cell>
          <table:table-cell table:formula="of:=[.AD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63]*[.C63]" office:value-type="currency" office:currency="EUR" office:value="0" calcext:value-type="currency">
            <text:p>0,00 €</text:p>
          </table:table-cell>
          <table:table-cell table:formula="of:=[.AL63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Poteaux Douglas Hors Aubier</text:p>
          </table:table-cell>
          <table:table-cell table:style-name="ce19" office:value-type="string" calcext:value-type="string">
            <text:p>10x10x3000</text:p>
          </table:table-cell>
          <table:table-cell table:style-name="ce19" table:formula="of:=[$Casquette.C4]" office:value-type="float" office:value="3" calcext:value-type="float">
            <text:p>3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17" office:value-type="string" calcext:value-type="string">
            <text:p>Pergola</text:p>
          </table:table-cell>
          <table:table-cell table:number-columns-repeated="12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T64]*3" office:value-type="currency" office:currency="EUR" office:value="40.5" calcext:value-type="currency">
            <text:p>40,50 €</text:p>
          </table:table-cell>
          <table:table-cell table:formula="of:=[.U64]*1.2" office:value-type="currency" office:currency="EUR" office:value="48.6" calcext:value-type="currency">
            <text:p>48,60 €</text:p>
          </table:table-cell>
          <table:table-cell table:style-name="ce41" table:formula="of:=[.S4]*0.1*0.1*3" office:value-type="currency" office:currency="EUR" office:value="12" calcext:value-type="currency">
            <text:p>12,00 €</text:p>
          </table:table-cell>
          <table:table-cell table:style-name="ce41" table:formula="of:=[.C64]*[.W64]" office:value-type="currency" office:currency="EUR" office:value="36" calcext:value-type="currency">
            <text:p>36,00 €</text:p>
          </table:table-cell>
          <table:table-cell table:style-name="ce41" table:formula="of:=[.X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1*0.1*3" office:value-type="currency" office:currency="EUR" office:value="17.3748" calcext:value-type="currency">
            <text:p>17,37 €</text:p>
          </table:table-cell>
          <table:table-cell table:formula="of:=[.AB64]*[.C64]" office:value-type="currency" office:currency="EUR" office:value="52.1244" calcext:value-type="currency">
            <text:p>52,12 €</text:p>
          </table:table-cell>
          <table:table-cell table:formula="of:=[.AC64]*1.2" office:value-type="currency" office:currency="EUR" office:value="62.54928" calcext:value-type="currency">
            <text:p>62,55 €</text:p>
          </table:table-cell>
          <table:table-cell/>
          <table:table-cell table:style-name="ce41" table:formula="of:=[.AB64]*0.8" office:value-type="currency" office:currency="EUR" office:value="13.89984" calcext:value-type="currency">
            <text:p>13,90 €</text:p>
          </table:table-cell>
          <table:table-cell table:style-name="ce41" table:formula="of:=[.AC64]*0.8" office:value-type="currency" office:currency="EUR" office:value="41.69952" calcext:value-type="currency">
            <text:p>41,70 €</text:p>
          </table:table-cell>
          <table:table-cell table:style-name="ce41" table:formula="of:=[.AD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K64]*[.C64]" office:value-type="currency" office:currency="EUR" office:value="45" calcext:value-type="currency">
            <text:p>45,00 €</text:p>
          </table:table-cell>
          <table:table-cell table:formula="of:=[.AL64]*1.2" office:value-type="currency" office:currency="EUR" office:value="54" calcext:value-type="currency">
            <text:p>54,00 €</text:p>
          </table:table-cell>
          <table:table-cell table:style-name="ce41" table:formula="of:=3*2.44*10/8" office:value-type="currency" office:currency="EUR" office:value="9.15" calcext:value-type="currency">
            <text:p>9,15 €</text:p>
          </table:table-cell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65]*[.T65]" office:value-type="currency" office:currency="EUR" office:value="0" calcext:value-type="currency">
            <text:p>0,00 €</text:p>
          </table:table-cell>
          <table:table-cell table:formula="of:=[.U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65]*[.C65]" office:value-type="currency" office:currency="EUR" office:value="0" calcext:value-type="currency">
            <text:p>0,00 €</text:p>
          </table:table-cell>
          <table:table-cell table:formula="of:=[.AC65]*1.2" office:value-type="currency" office:currency="EUR" office:value="0" calcext:value-type="currency">
            <text:p>0,00 €</text:p>
          </table:table-cell>
          <table:table-cell/>
          <table:table-cell table:formula="of:=[.AB65]*0.8" office:value-type="currency" office:currency="EUR" office:value="0" calcext:value-type="currency">
            <text:p>0,00 €</text:p>
          </table:table-cell>
          <table:table-cell table:formula="of:=[.AC65]*0.8" office:value-type="currency" office:currency="EUR" office:value="0" calcext:value-type="currency">
            <text:p>0,00 €</text:p>
          </table:table-cell>
          <table:table-cell table:formula="of:=[.AD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65]*[.C65]" office:value-type="currency" office:currency="EUR" office:value="0" calcext:value-type="currency">
            <text:p>0,00 €</text:p>
          </table:table-cell>
          <table:table-cell table:formula="of:=[.AL6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14"/>
          <table:table-cell office:value-type="currency" office:currency="EUR" office:value="2.1" calcext:value-type="currency">
            <text:p>2,10 €</text:p>
          </table:table-cell>
          <table:table-cell table:formula="of:=[.C66]*[.T66]" office:value-type="currency" office:currency="EUR" office:value="0" calcext:value-type="currency">
            <text:p>0,00 €</text:p>
          </table:table-cell>
          <table:table-cell table:formula="of:=[.U66]*1.2" office:value-type="currency" office:currency="EUR" office:value="0" calcext:value-type="currency">
            <text:p>0,00 €</text:p>
          </table:table-cell>
          <table:table-cell table:style-name="ce41" table:formula="of:=[.S$4]*0.03*0.15" office:value-type="currency" office:currency="EUR" office:value="1.8" calcext:value-type="currency">
            <text:p>1,80 €</text:p>
          </table:table-cell>
          <table:table-cell table:style-name="ce41" table:formula="of:=[.C66]*[.W66]" office:value-type="currency" office:currency="EUR" office:value="0" calcext:value-type="currency">
            <text:p>0,00 €</text:p>
          </table:table-cell>
          <table:table-cell table:style-name="ce41" table:formula="of:=[.X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3*0.15" office:value-type="currency" office:currency="EUR" office:value="2.60622" calcext:value-type="currency">
            <text:p>2,61 €</text:p>
          </table:table-cell>
          <table:table-cell table:formula="of:=[.AB66]*[.C66]" office:value-type="currency" office:currency="EUR" office:value="0" calcext:value-type="currency">
            <text:p>0,00 €</text:p>
          </table:table-cell>
          <table:table-cell table:formula="of:=[.AC66]*1.2" office:value-type="currency" office:currency="EUR" office:value="0" calcext:value-type="currency">
            <text:p>0,00 €</text:p>
          </table:table-cell>
          <table:table-cell/>
          <table:table-cell table:formula="of:=[.AB66]*0.8" office:value-type="currency" office:currency="EUR" office:value="2.084976" calcext:value-type="currency">
            <text:p>2,08 €</text:p>
          </table:table-cell>
          <table:table-cell table:formula="of:=[.AC66]*0.8" office:value-type="currency" office:currency="EUR" office:value="0" calcext:value-type="currency">
            <text:p>0,00 €</text:p>
          </table:table-cell>
          <table:table-cell table:formula="of:=[.AD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K66]*[.C66]" office:value-type="currency" office:currency="EUR" office:value="0" calcext:value-type="currency">
            <text:p>0,00 €</text:p>
          </table:table-cell>
          <table:table-cell table:formula="of:=[.AL66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2500</text:p>
          </table:table-cell>
          <table:table-cell table:style-name="ce19" table:formula="of:=[Casquette.C22]" office:value-type="float" office:value="8" calcext:value-type="float">
            <text:p>8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67]/2.5)" office:value-type="float" office:value="4" calcext:value-type="float">
            <text:p>4</text:p>
          </table:table-cell>
          <table:table-cell table:style-name="ce17" office:value-type="string" calcext:value-type="string">
            <text:p>Pergola</text:p>
          </table:table-cell>
          <table:table-cell table:number-columns-repeated="16"/>
          <table:table-cell table:style-name="ce41" table:number-columns-repeated="3"/>
          <table:table-cell table:number-columns-repeated="14"/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68]*[.T68]" office:value-type="currency" office:currency="EUR" office:value="0" calcext:value-type="currency">
            <text:p>0,00 €</text:p>
          </table:table-cell>
          <table:table-cell table:formula="of:=[.U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68]*[.C68]" office:value-type="currency" office:currency="EUR" office:value="0" calcext:value-type="currency">
            <text:p>0,00 €</text:p>
          </table:table-cell>
          <table:table-cell table:formula="of:=[.AC68]*1.2" office:value-type="currency" office:currency="EUR" office:value="0" calcext:value-type="currency">
            <text:p>0,00 €</text:p>
          </table:table-cell>
          <table:table-cell/>
          <table:table-cell table:formula="of:=[.AB68]*0.8" office:value-type="currency" office:currency="EUR" office:value="0" calcext:value-type="currency">
            <text:p>0,00 €</text:p>
          </table:table-cell>
          <table:table-cell table:formula="of:=[.AC68]*0.8" office:value-type="currency" office:currency="EUR" office:value="0" calcext:value-type="currency">
            <text:p>0,00 €</text:p>
          </table:table-cell>
          <table:table-cell table:formula="of:=[.AD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68]*[.C68]" office:value-type="currency" office:currency="EUR" office:value="0" calcext:value-type="currency">
            <text:p>0,00 €</text:p>
          </table:table-cell>
          <table:table-cell table:formula="of:=[.AL68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Solives Hors Aubier</text:p>
          </table:table-cell>
          <table:table-cell table:style-name="ce19" office:value-type="string" calcext:value-type="string">
            <text:p>30x150x3200</text:p>
          </table:table-cell>
          <table:table-cell table:style-name="ce19" table:formula="of:=[$Casquette.C7]" office:value-type="float" office:value="36" calcext:value-type="float">
            <text:p>3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69]/3.2)" office:value-type="float" office:value="12" calcext:value-type="float">
            <text:p>12</text:p>
          </table:table-cell>
          <table:table-cell table:style-name="ce17"/>
          <table:table-cell table:number-columns-repeated="13"/>
          <table:table-cell office:value-type="currency" office:currency="EUR" office:value="2.1" calcext:value-type="currency">
            <text:p>2,10 €</text:p>
          </table:table-cell>
          <table:table-cell table:formula="of:=[.C69]*[.T69]" office:value-type="currency" office:currency="EUR" office:value="75.6" calcext:value-type="currency">
            <text:p>75,60 €</text:p>
          </table:table-cell>
          <table:table-cell table:formula="of:=[.U69]*1.2" office:value-type="currency" office:currency="EUR" office:value="90.72" calcext:value-type="currency">
            <text:p>90,72 €</text:p>
          </table:table-cell>
          <table:table-cell table:style-name="ce41" table:formula="of:=[.S$4]*0.03*0.15" office:value-type="currency" office:currency="EUR" office:value="1.8" calcext:value-type="currency">
            <text:p>1,80 €</text:p>
          </table:table-cell>
          <table:table-cell table:style-name="ce41" table:formula="of:=[.C69]*[.W69]" office:value-type="currency" office:currency="EUR" office:value="64.8" calcext:value-type="currency">
            <text:p>64,80 €</text:p>
          </table:table-cell>
          <table:table-cell table:style-name="ce41" table:formula="of:=[.X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3*0.15" office:value-type="currency" office:currency="EUR" office:value="2.60622" calcext:value-type="currency">
            <text:p>2,61 €</text:p>
          </table:table-cell>
          <table:table-cell table:formula="of:=[.AB69]*[.C69]" office:value-type="currency" office:currency="EUR" office:value="93.82392" calcext:value-type="currency">
            <text:p>93,82 €</text:p>
          </table:table-cell>
          <table:table-cell table:formula="of:=[.AC69]*1.2" office:value-type="currency" office:currency="EUR" office:value="112.588704" calcext:value-type="currency">
            <text:p>112,59 €</text:p>
          </table:table-cell>
          <table:table-cell/>
          <table:table-cell table:formula="of:=[.AB69]*0.8" office:value-type="currency" office:currency="EUR" office:value="2.084976" calcext:value-type="currency">
            <text:p>2,08 €</text:p>
          </table:table-cell>
          <table:table-cell table:formula="of:=[.AC69]*0.8" office:value-type="currency" office:currency="EUR" office:value="75.059136" calcext:value-type="currency">
            <text:p>75,06 €</text:p>
          </table:table-cell>
          <table:table-cell table:formula="of:=[.AD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K69]*[.C69]" office:value-type="currency" office:currency="EUR" office:value="94.0114285714286" calcext:value-type="currency">
            <text:p>94,01 €</text:p>
          </table:table-cell>
          <table:table-cell table:formula="of:=[.AL69]*1.2" office:value-type="currency" office:currency="EUR" office:value="112.813714285714" calcext:value-type="currency">
            <text:p>112,81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9" office:value-type="string" calcext:value-type="string">
            <text:p>30x150x2200</text:p>
          </table:table-cell>
          <table:table-cell table:style-name="ce19" table:formula="of:=[Casquette.C19]" office:value-type="float" office:value="19.152" calcext:value-type="float">
            <text:p>19,15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0"/>
          <table:table-cell office:value-type="currency" office:currency="EUR" office:value="2.1" calcext:value-type="currency">
            <text:p>2,10 €</text:p>
          </table:table-cell>
          <table:table-cell table:formula="of:=[.C70]*[.T70]" office:value-type="currency" office:currency="EUR" office:value="40.2192" calcext:value-type="currency">
            <text:p>40,22 €</text:p>
          </table:table-cell>
          <table:table-cell table:formula="of:=[.U70]*1.2" office:value-type="currency" office:currency="EUR" office:value="48.26304" calcext:value-type="currency">
            <text:p>48,26 €</text:p>
          </table:table-cell>
          <table:table-cell table:style-name="ce41" table:formula="of:=[.S$4]*0.03*0.15" office:value-type="currency" office:currency="EUR" office:value="1.8" calcext:value-type="currency">
            <text:p>1,80 €</text:p>
          </table:table-cell>
          <table:table-cell table:style-name="ce41" table:formula="of:=[.C70]*[.W70]" office:value-type="currency" office:currency="EUR" office:value="34.4736" calcext:value-type="currency">
            <text:p>34,47 €</text:p>
          </table:table-cell>
          <table:table-cell table:style-name="ce41" table:formula="of:=[.X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3*0.15" office:value-type="currency" office:currency="EUR" office:value="2.60622" calcext:value-type="currency">
            <text:p>2,61 €</text:p>
          </table:table-cell>
          <table:table-cell table:formula="of:=[.AB70]*[.C70]" office:value-type="currency" office:currency="EUR" office:value="49.91432544" calcext:value-type="currency">
            <text:p>49,91 €</text:p>
          </table:table-cell>
          <table:table-cell table:formula="of:=[.AC70]*1.2" office:value-type="currency" office:currency="EUR" office:value="59.897190528" calcext:value-type="currency">
            <text:p>59,90 €</text:p>
          </table:table-cell>
          <table:table-cell/>
          <table:table-cell table:formula="of:=[.AB70]*0.8" office:value-type="currency" office:currency="EUR" office:value="2.084976" calcext:value-type="currency">
            <text:p>2,08 €</text:p>
          </table:table-cell>
          <table:table-cell table:formula="of:=[.AC70]*0.8" office:value-type="currency" office:currency="EUR" office:value="39.931460352" calcext:value-type="currency">
            <text:p>39,93 €</text:p>
          </table:table-cell>
          <table:table-cell table:formula="of:=[.AD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K70]*[.C70]" office:value-type="currency" office:currency="EUR" office:value="49.98672" calcext:value-type="currency">
            <text:p>49,99 €</text:p>
          </table:table-cell>
          <table:table-cell table:formula="of:=[.AL70]*1.2" office:value-type="currency" office:currency="EUR" office:value="59.984064" calcext:value-type="currency">
            <text:p>59,98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4"/>
          <table:table-cell office:value-type="currency" office:currency="EUR" office:value="2.1" calcext:value-type="currency">
            <text:p>2,10 €</text:p>
          </table:table-cell>
          <table:table-cell table:formula="of:=[.C71]*[.T71]" office:value-type="currency" office:currency="EUR" office:value="0" calcext:value-type="currency">
            <text:p>0,00 €</text:p>
          </table:table-cell>
          <table:table-cell table:formula="of:=[.U71]*1.2" office:value-type="currency" office:currency="EUR" office:value="0" calcext:value-type="currency">
            <text:p>0,00 €</text:p>
          </table:table-cell>
          <table:table-cell table:style-name="ce41" table:formula="of:=[.S$4]*0.03*0.15" office:value-type="currency" office:currency="EUR" office:value="1.8" calcext:value-type="currency">
            <text:p>1,80 €</text:p>
          </table:table-cell>
          <table:table-cell table:style-name="ce41" table:formula="of:=[.C71]*[.W71]" office:value-type="currency" office:currency="EUR" office:value="0" calcext:value-type="currency">
            <text:p>0,00 €</text:p>
          </table:table-cell>
          <table:table-cell table:style-name="ce41" table:formula="of:=[.X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3*0.15" office:value-type="currency" office:currency="EUR" office:value="2.60622" calcext:value-type="currency">
            <text:p>2,61 €</text:p>
          </table:table-cell>
          <table:table-cell table:formula="of:=[.AB71]*[.C71]" office:value-type="currency" office:currency="EUR" office:value="0" calcext:value-type="currency">
            <text:p>0,00 €</text:p>
          </table:table-cell>
          <table:table-cell table:formula="of:=[.AC71]*1.2" office:value-type="currency" office:currency="EUR" office:value="0" calcext:value-type="currency">
            <text:p>0,00 €</text:p>
          </table:table-cell>
          <table:table-cell/>
          <table:table-cell table:formula="of:=[.AB71]*0.8" office:value-type="currency" office:currency="EUR" office:value="2.084976" calcext:value-type="currency">
            <text:p>2,08 €</text:p>
          </table:table-cell>
          <table:table-cell table:formula="of:=[.AC71]*0.8" office:value-type="currency" office:currency="EUR" office:value="0" calcext:value-type="currency">
            <text:p>0,00 €</text:p>
          </table:table-cell>
          <table:table-cell table:formula="of:=[.AD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K71]*[.C71]" office:value-type="currency" office:currency="EUR" office:value="0" calcext:value-type="currency">
            <text:p>0,00 €</text:p>
          </table:table-cell>
          <table:table-cell table:formula="of:=[.AL7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72]*[.T72]" office:value-type="currency" office:currency="EUR" office:value="0" calcext:value-type="currency">
            <text:p>0,00 €</text:p>
          </table:table-cell>
          <table:table-cell table:formula="of:=[.U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72]*[.C72]" office:value-type="currency" office:currency="EUR" office:value="0" calcext:value-type="currency">
            <text:p>0,00 €</text:p>
          </table:table-cell>
          <table:table-cell table:formula="of:=[.AC72]*1.2" office:value-type="currency" office:currency="EUR" office:value="0" calcext:value-type="currency">
            <text:p>0,00 €</text:p>
          </table:table-cell>
          <table:table-cell/>
          <table:table-cell table:formula="of:=[.AB72]*0.8" office:value-type="currency" office:currency="EUR" office:value="0" calcext:value-type="currency">
            <text:p>0,00 €</text:p>
          </table:table-cell>
          <table:table-cell table:formula="of:=[.AC72]*0.8" office:value-type="currency" office:currency="EUR" office:value="0" calcext:value-type="currency">
            <text:p>0,00 €</text:p>
          </table:table-cell>
          <table:table-cell table:formula="of:=[.AD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72]*[.C72]" office:value-type="currency" office:currency="EUR" office:value="0" calcext:value-type="currency">
            <text:p>0,00 €</text:p>
          </table:table-cell>
          <table:table-cell table:formula="of:=[.AL7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8"/>
          <table:table-cell office:value-type="currency" office:currency="EUR" office:value="3.4" calcext:value-type="currency">
            <text:p>3,40 €</text:p>
          </table:table-cell>
          <table:table-cell table:formula="of:=[.C73]*[.T73]" office:value-type="currency" office:currency="EUR" office:value="156.4" calcext:value-type="currency">
            <text:p>156,40 €</text:p>
          </table:table-cell>
          <table:table-cell table:formula="of:=[.U73]*1.2" office:value-type="currency" office:currency="EUR" office:value="187.68" calcext:value-type="currency">
            <text:p>187,68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3]*[.W73]" office:value-type="currency" office:currency="EUR" office:value="138" calcext:value-type="currency">
            <text:p>138,00 €</text:p>
          </table:table-cell>
          <table:table-cell table:style-name="ce41" table:formula="of:=[.X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3]*[.C73]" office:value-type="currency" office:currency="EUR" office:value="199.8102" calcext:value-type="currency">
            <text:p>199,81 €</text:p>
          </table:table-cell>
          <table:table-cell table:formula="of:=[.AC73]*1.2" office:value-type="currency" office:currency="EUR" office:value="239.77224" calcext:value-type="currency">
            <text:p>239,77 €</text:p>
          </table:table-cell>
          <table:table-cell/>
          <table:table-cell table:formula="of:=[.AB73]*0.8" office:value-type="currency" office:currency="EUR" office:value="3.47496" calcext:value-type="currency">
            <text:p>3,47 €</text:p>
          </table:table-cell>
          <table:table-cell table:formula="of:=[.AC73]*0.8" office:value-type="currency" office:currency="EUR" office:value="159.84816" calcext:value-type="currency">
            <text:p>159,85 €</text:p>
          </table:table-cell>
          <table:table-cell table:formula="of:=[.AD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K73]*[.C73]" office:value-type="currency" office:currency="EUR" office:value="172.5" calcext:value-type="currency">
            <text:p>172,50 €</text:p>
          </table:table-cell>
          <table:table-cell table:formula="of:=[.AL73]*1.2" office:value-type="currency" office:currency="EUR" office:value="207" calcext:value-type="currency">
            <text:p>207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$Carport.P13]*2.5+[Casquette.C18]" office:value-type="float" office:value="51.5" calcext:value-type="float">
            <text:p>51,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4]/2.5)" office:value-type="float" office:value="21" calcext:value-type="float">
            <text:p>21</text:p>
          </table:table-cell>
          <table:table-cell table:style-name="ce1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74]*[.T74]" office:value-type="currency" office:currency="EUR" office:value="175.1" calcext:value-type="currency">
            <text:p>175,10 €</text:p>
          </table:table-cell>
          <table:table-cell table:formula="of:=[.U74]*1.2" office:value-type="currency" office:currency="EUR" office:value="210.12" calcext:value-type="currency">
            <text:p>210,12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4]*[.W74]" office:value-type="currency" office:currency="EUR" office:value="154.5" calcext:value-type="currency">
            <text:p>154,50 €</text:p>
          </table:table-cell>
          <table:table-cell table:style-name="ce41" table:formula="of:=[.X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4]*[.C74]" office:value-type="currency" office:currency="EUR" office:value="223.70055" calcext:value-type="currency">
            <text:p>223,70 €</text:p>
          </table:table-cell>
          <table:table-cell table:formula="of:=[.AC74]*1.2" office:value-type="currency" office:currency="EUR" office:value="268.44066" calcext:value-type="currency">
            <text:p>268,44 €</text:p>
          </table:table-cell>
          <table:table-cell/>
          <table:table-cell table:formula="of:=[.AB74]*0.8" office:value-type="currency" office:currency="EUR" office:value="3.47496" calcext:value-type="currency">
            <text:p>3,47 €</text:p>
          </table:table-cell>
          <table:table-cell table:formula="of:=[.AC74]*0.8" office:value-type="currency" office:currency="EUR" office:value="178.96044" calcext:value-type="currency">
            <text:p>178,96 €</text:p>
          </table:table-cell>
          <table:table-cell table:formula="of:=[.AD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K74]*[.C74]" office:value-type="currency" office:currency="EUR" office:value="193.228" calcext:value-type="currency">
            <text:p>193,23 €</text:p>
          </table:table-cell>
          <table:table-cell table:formula="of:=[.AL74]*1.2" office:value-type="currency" office:currency="EUR" office:value="231.8736" calcext:value-type="currency">
            <text:p>231,87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2600</text:p>
          </table:table-cell>
          <table:table-cell table:style-name="ce19" table:formula="of:=[$Casquette.C9]+[$Casquette.C12]" office:value-type="float" office:value="32" calcext:value-type="float">
            <text:p>3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5]/2.6)" office:value-type="float" office:value="13" calcext:value-type="float">
            <text:p>13</text:p>
          </table:table-cell>
          <table:table-cell table:style-name="ce17" office:value-type="string" calcext:value-type="string">
            <text:p>Casquette</text:p>
          </table:table-cell>
          <table:table-cell table:number-columns-repeated="13"/>
          <table:table-cell office:value-type="currency" office:currency="EUR" office:value="3.4" calcext:value-type="currency">
            <text:p>3,40 €</text:p>
          </table:table-cell>
          <table:table-cell table:formula="of:=[.C75]*[.T75]" office:value-type="currency" office:currency="EUR" office:value="108.8" calcext:value-type="currency">
            <text:p>108,80 €</text:p>
          </table:table-cell>
          <table:table-cell table:formula="of:=[.U75]*1.2" office:value-type="currency" office:currency="EUR" office:value="130.56" calcext:value-type="currency">
            <text:p>130,56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5]*[.W75]" office:value-type="currency" office:currency="EUR" office:value="96" calcext:value-type="currency">
            <text:p>96,00 €</text:p>
          </table:table-cell>
          <table:table-cell table:style-name="ce41" table:formula="of:=[.X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5]*[.C75]" office:value-type="currency" office:currency="EUR" office:value="138.9984" calcext:value-type="currency">
            <text:p>139,00 €</text:p>
          </table:table-cell>
          <table:table-cell table:formula="of:=[.AC75]*1.2" office:value-type="currency" office:currency="EUR" office:value="166.79808" calcext:value-type="currency">
            <text:p>166,80 €</text:p>
          </table:table-cell>
          <table:table-cell/>
          <table:table-cell table:formula="of:=[.AB75]*0.8" office:value-type="currency" office:currency="EUR" office:value="3.47496" calcext:value-type="currency">
            <text:p>3,47 €</text:p>
          </table:table-cell>
          <table:table-cell table:formula="of:=[.AC75]*0.8" office:value-type="currency" office:currency="EUR" office:value="111.19872" calcext:value-type="currency">
            <text:p>111,20 €</text:p>
          </table:table-cell>
          <table:table-cell table:formula="of:=[.AD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K75]*[.C75]" office:value-type="currency" office:currency="EUR" office:value="120" calcext:value-type="currency">
            <text:p>120,00 €</text:p>
          </table:table-cell>
          <table:table-cell table:formula="of:=[.AL75]*1.2" office:value-type="currency" office:currency="EUR" office:value="144" calcext:value-type="currency">
            <text:p>144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20"/>
          <table:table-cell table:style-name="ce20" office:value-type="string" calcext:value-type="string">
            <text:p>50x150x3500</text:p>
          </table:table-cell>
          <table:table-cell table:style-name="ce20" table:formula="of:=ROUNDUP([Carport.P9]*3.5+[Carport.P10]*3.5)" office:value-type="float" office:value="116" calcext:value-type="float">
            <text:p>116</text:p>
          </table:table-cell>
          <table:table-cell table:style-name="ce20" office:value-type="string" calcext:value-type="string">
            <text:p>ml</text:p>
          </table:table-cell>
          <table:table-cell table:style-name="ce20" table:formula="of:=ROUNDUP([.C76]/3.5)" office:value-type="float" office:value="34" calcext:value-type="float">
            <text:p>34</text:p>
          </table:table-cell>
          <table:table-cell table:style-name="ce1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8"/>
          <table:table-cell office:value-type="currency" office:currency="EUR" office:value="3.4" calcext:value-type="currency">
            <text:p>3,40 €</text:p>
          </table:table-cell>
          <table:table-cell table:formula="of:=[.C76]*[.T76]" office:value-type="currency" office:currency="EUR" office:value="394.4" calcext:value-type="currency">
            <text:p>394,40 €</text:p>
          </table:table-cell>
          <table:table-cell table:formula="of:=[.U76]*1.2" office:value-type="currency" office:currency="EUR" office:value="473.28" calcext:value-type="currency">
            <text:p>473,28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6]*[.W76]" office:value-type="currency" office:currency="EUR" office:value="348" calcext:value-type="currency">
            <text:p>348,00 €</text:p>
          </table:table-cell>
          <table:table-cell table:style-name="ce41" table:formula="of:=[.X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6]*[.C76]" office:value-type="currency" office:currency="EUR" office:value="503.8692" calcext:value-type="currency">
            <text:p>503,87 €</text:p>
          </table:table-cell>
          <table:table-cell table:formula="of:=[.AC76]*1.2" office:value-type="currency" office:currency="EUR" office:value="604.64304" calcext:value-type="currency">
            <text:p>604,64 €</text:p>
          </table:table-cell>
          <table:table-cell/>
          <table:table-cell table:formula="of:=[.AB76]*0.8" office:value-type="currency" office:currency="EUR" office:value="3.47496" calcext:value-type="currency">
            <text:p>3,47 €</text:p>
          </table:table-cell>
          <table:table-cell table:formula="of:=[.AC76]*0.8" office:value-type="currency" office:currency="EUR" office:value="403.09536" calcext:value-type="currency">
            <text:p>403,10 €</text:p>
          </table:table-cell>
          <table:table-cell table:formula="of:=[.AD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K76]*[.C76]" office:value-type="currency" office:currency="EUR" office:value="435.165714285714" calcext:value-type="currency">
            <text:p>435,17 €</text:p>
          </table:table-cell>
          <table:table-cell table:formula="of:=[.AL76]*1.2" office:value-type="currency" office:currency="EUR" office:value="522.198857142857" calcext:value-type="currency">
            <text:p>522,2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4000</text:p>
          </table:table-cell>
          <table:table-cell table:style-name="ce19" table:formula="of:=[Casquette.C14]*4+[Casquette.C13]*4+[Carport.P11]*4" office:value-type="float" office:value="32" calcext:value-type="float">
            <text:p>3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77]/4" office:value-type="float" office:value="8" calcext:value-type="float">
            <text:p>8</text:p>
          </table:table-cell>
          <table:table-cell table:style-name="ce17" office:value-type="string" calcext:value-type="string">
            <text:p>Casquette + Solives débord carport</text:p>
          </table:table-cell>
          <table:table-cell table:number-columns-repeated="13"/>
          <table:table-cell office:value-type="currency" office:currency="EUR" office:value="3.4" calcext:value-type="currency">
            <text:p>3,40 €</text:p>
          </table:table-cell>
          <table:table-cell table:formula="of:=[.C77]*[.T77]" office:value-type="currency" office:currency="EUR" office:value="108.8" calcext:value-type="currency">
            <text:p>108,80 €</text:p>
          </table:table-cell>
          <table:table-cell table:formula="of:=[.U77]*1.2" office:value-type="currency" office:currency="EUR" office:value="130.56" calcext:value-type="currency">
            <text:p>130,56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7]*[.W77]" office:value-type="currency" office:currency="EUR" office:value="96" calcext:value-type="currency">
            <text:p>96,00 €</text:p>
          </table:table-cell>
          <table:table-cell table:style-name="ce41" table:formula="of:=[.X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7]*[.C77]" office:value-type="currency" office:currency="EUR" office:value="138.9984" calcext:value-type="currency">
            <text:p>139,00 €</text:p>
          </table:table-cell>
          <table:table-cell table:formula="of:=[.AC77]*1.2" office:value-type="currency" office:currency="EUR" office:value="166.79808" calcext:value-type="currency">
            <text:p>166,80 €</text:p>
          </table:table-cell>
          <table:table-cell/>
          <table:table-cell table:formula="of:=[.AB77]*0.8" office:value-type="currency" office:currency="EUR" office:value="3.47496" calcext:value-type="currency">
            <text:p>3,47 €</text:p>
          </table:table-cell>
          <table:table-cell table:formula="of:=[.AC77]*0.8" office:value-type="currency" office:currency="EUR" office:value="111.19872" calcext:value-type="currency">
            <text:p>111,20 €</text:p>
          </table:table-cell>
          <table:table-cell table:formula="of:=[.AD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K77]*[.C77]" office:value-type="currency" office:currency="EUR" office:value="120" calcext:value-type="currency">
            <text:p>120,00 €</text:p>
          </table:table-cell>
          <table:table-cell table:formula="of:=[.AL77]*1.2" office:value-type="currency" office:currency="EUR" office:value="144" calcext:value-type="currency">
            <text:p>144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4100</text:p>
          </table:table-cell>
          <table:table-cell table:style-name="ce19" table:formula="of:=[Casquette.C16]" office:value-type="float" office:value="27" calcext:value-type="float">
            <text:p>27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8]/4.1)" office:value-type="float" office:value="7" calcext:value-type="float">
            <text:p>7</text:p>
          </table:table-cell>
          <table:table-cell table:style-name="ce17" office:value-type="string" calcext:value-type="string">
            <text:p>Casquette</text:p>
          </table:table-cell>
          <table:table-cell table:number-columns-repeated="13"/>
          <table:table-cell office:value-type="currency" office:currency="EUR" office:value="3.4" calcext:value-type="currency">
            <text:p>3,40 €</text:p>
          </table:table-cell>
          <table:table-cell table:formula="of:=[.C78]*[.T78]" office:value-type="currency" office:currency="EUR" office:value="91.8" calcext:value-type="currency">
            <text:p>91,80 €</text:p>
          </table:table-cell>
          <table:table-cell table:formula="of:=[.U78]*1.2" office:value-type="currency" office:currency="EUR" office:value="110.16" calcext:value-type="currency">
            <text:p>110,16 €</text:p>
          </table:table-cell>
          <table:table-cell table:style-name="ce41" table:number-columns-repeated="3"/>
          <table:table-cell table:number-columns-repeated="14"/>
          <table:table-cell table:style-name="ce41"/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5100</text:p>
          </table:table-cell>
          <table:table-cell table:style-name="ce19" table:formula="of:=[Casquette.C17]" office:value-type="float" office:value="5.1" calcext:value-type="float">
            <text:p>5,1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79]/5.1" office:value-type="float" office:value="1" calcext:value-type="float">
            <text:p>1</text:p>
          </table:table-cell>
          <table:table-cell table:style-name="ce17" office:value-type="string" calcext:value-type="string">
            <text:p>Casquette</text:p>
          </table:table-cell>
          <table:table-cell table:number-columns-repeated="13"/>
          <table:table-cell office:value-type="currency" office:currency="EUR" office:value="3.4" calcext:value-type="currency">
            <text:p>3,40 €</text:p>
          </table:table-cell>
          <table:table-cell table:formula="of:=[.C79]*[.T79]" office:value-type="currency" office:currency="EUR" office:value="17.34" calcext:value-type="currency">
            <text:p>17,34 €</text:p>
          </table:table-cell>
          <table:table-cell table:formula="of:=[.U79]*1.2" office:value-type="currency" office:currency="EUR" office:value="20.808" calcext:value-type="currency">
            <text:p>20,81 €</text:p>
          </table:table-cell>
          <table:table-cell table:style-name="ce41" table:number-columns-repeated="3"/>
          <table:table-cell table:number-columns-repeated="14"/>
          <table:table-cell table:style-name="ce41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80]*[.T80]" office:value-type="currency" office:currency="EUR" office:value="0" calcext:value-type="currency">
            <text:p>0,00 €</text:p>
          </table:table-cell>
          <table:table-cell table:formula="of:=[.U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80]*[.C80]" office:value-type="currency" office:currency="EUR" office:value="0" calcext:value-type="currency">
            <text:p>0,00 €</text:p>
          </table:table-cell>
          <table:table-cell table:formula="of:=[.AC80]*1.2" office:value-type="currency" office:currency="EUR" office:value="0" calcext:value-type="currency">
            <text:p>0,00 €</text:p>
          </table:table-cell>
          <table:table-cell/>
          <table:table-cell table:formula="of:=[.AB80]*0.8" office:value-type="currency" office:currency="EUR" office:value="0" calcext:value-type="currency">
            <text:p>0,00 €</text:p>
          </table:table-cell>
          <table:table-cell table:formula="of:=[.AC80]*0.8" office:value-type="currency" office:currency="EUR" office:value="0" calcext:value-type="currency">
            <text:p>0,00 €</text:p>
          </table:table-cell>
          <table:table-cell table:formula="of:=[.AD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80]*[.C80]" office:value-type="currency" office:currency="EUR" office:value="0" calcext:value-type="currency">
            <text:p>0,00 €</text:p>
          </table:table-cell>
          <table:table-cell table:formula="of:=[.AL80]*1.2" office:value-type="currency" office:currency="EUR" office:value="0" calcext:value-type="currency">
            <text:p>0,00 €</text:p>
          </table:table-cell>
          <table:table-cell table:style-name="ce41"/>
          <table:table-cell table:number-columns-repeated="984"/>
        </table:table-row>
        <table:table-row table:style-name="ro1">
          <table:table-cell table:style-name="ce19" office:value-type="string" calcext:value-type="string">
            <text:p>X Murallières Douglas</text:p>
          </table:table-cell>
          <table:table-cell table:style-name="ce19" office:value-type="string" calcext:value-type="string">
            <text:p>55x75</text:p>
          </table:table-cell>
          <table:table-cell table:style-name="ce19" table:formula="of:=[$Casquette.C25]+[$Casquette.C26]" office:value-type="float" office:value="30" calcext:value-type="float">
            <text:p>30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/>
          <table:table-cell table:number-columns-repeated="13"/>
          <table:table-cell office:value-type="currency" office:currency="EUR" office:value="1.7" calcext:value-type="currency">
            <text:p>1,70 €</text:p>
          </table:table-cell>
          <table:table-cell table:formula="of:=[.C81]*[.T81]" office:value-type="currency" office:currency="EUR" office:value="51" calcext:value-type="currency">
            <text:p>51,00 €</text:p>
          </table:table-cell>
          <table:table-cell table:formula="of:=[.U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B81]*[.C81]" office:value-type="currency" office:currency="EUR" office:value="0" calcext:value-type="currency">
            <text:p>0,00 €</text:p>
          </table:table-cell>
          <table:table-cell table:formula="of:=[.AC81]*1.2" office:value-type="currency" office:currency="EUR" office:value="0" calcext:value-type="currency">
            <text:p>0,00 €</text:p>
          </table:table-cell>
          <table:table-cell/>
          <table:table-cell table:formula="of:=[.AB81]*0.8" office:value-type="currency" office:currency="EUR" office:value="0" calcext:value-type="currency">
            <text:p>0,00 €</text:p>
          </table:table-cell>
          <table:table-cell table:formula="of:=[.AC81]*0.8" office:value-type="currency" office:currency="EUR" office:value="0" calcext:value-type="currency">
            <text:p>0,00 €</text:p>
          </table:table-cell>
          <table:table-cell table:formula="of:=[.AD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K81]*[.C81]" office:value-type="currency" office:currency="EUR" office:value="65.3" calcext:value-type="currency">
            <text:p>65,30 €</text:p>
          </table:table-cell>
          <table:table-cell table:formula="of:=[.AL81]*1.2" office:value-type="currency" office:currency="EUR" office:value="78.36" calcext:value-type="currency">
            <text:p>78,36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82]*[.T82]" office:value-type="currency" office:currency="EUR" office:value="0" calcext:value-type="currency">
            <text:p>0,00 €</text:p>
          </table:table-cell>
          <table:table-cell table:formula="of:=[.U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82]*[.C82]" office:value-type="currency" office:currency="EUR" office:value="0" calcext:value-type="currency">
            <text:p>0,00 €</text:p>
          </table:table-cell>
          <table:table-cell table:formula="of:=[.AC82]*1.2" office:value-type="currency" office:currency="EUR" office:value="0" calcext:value-type="currency">
            <text:p>0,00 €</text:p>
          </table:table-cell>
          <table:table-cell/>
          <table:table-cell table:formula="of:=[.AB82]*0.8" office:value-type="currency" office:currency="EUR" office:value="0" calcext:value-type="currency">
            <text:p>0,00 €</text:p>
          </table:table-cell>
          <table:table-cell table:formula="of:=[.AC82]*0.8" office:value-type="currency" office:currency="EUR" office:value="0" calcext:value-type="currency">
            <text:p>0,00 €</text:p>
          </table:table-cell>
          <table:table-cell table:formula="of:=[.AD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82]*[.C82]" office:value-type="currency" office:currency="EUR" office:value="0" calcext:value-type="currency">
            <text:p>0,00 €</text:p>
          </table:table-cell>
          <table:table-cell table:formula="of:=[.AL8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19" office:value-type="string" calcext:value-type="string">
            <text:p>25x150x2000</text:p>
          </table:table-cell>
          <table:table-cell table:style-name="ce19" table:formula="of:=[$Casquette.C29]" office:value-type="float" office:value="86" calcext:value-type="float">
            <text:p>86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2"/>
          <table:table-cell table:style-name="ce17" office:value-type="string" calcext:value-type="string">
            <text:p>43x2m</text:p>
          </table:table-cell>
          <table:table-cell table:style-name="ce17" table:number-columns-repeated="10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T83]" office:value-type="currency" office:currency="EUR" office:value="146.2" calcext:value-type="currency">
            <text:p>146,20 €</text:p>
          </table:table-cell>
          <table:table-cell table:formula="of:=[.U83]*1.2" office:value-type="currency" office:currency="EUR" office:value="175.44" calcext:value-type="currency">
            <text:p>175,44 €</text:p>
          </table:table-cell>
          <table:table-cell table:style-name="ce41" table:formula="of:=[.S4]*0.025*0.15" office:value-type="currency" office:currency="EUR" office:value="1.5" calcext:value-type="currency">
            <text:p>1,50 €</text:p>
          </table:table-cell>
          <table:table-cell table:style-name="ce41" table:formula="of:=[.C83]*[.W83]" office:value-type="currency" office:currency="EUR" office:value="129" calcext:value-type="currency">
            <text:p>129,00 €</text:p>
          </table:table-cell>
          <table:table-cell table:style-name="ce41" table:formula="of:=[.X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25*0.15" office:value-type="currency" office:currency="EUR" office:value="2.17185" calcext:value-type="currency">
            <text:p>2,17 €</text:p>
          </table:table-cell>
          <table:table-cell table:formula="of:=[.AB83]*[.C83]" office:value-type="currency" office:currency="EUR" office:value="186.7791" calcext:value-type="currency">
            <text:p>186,78 €</text:p>
          </table:table-cell>
          <table:table-cell table:formula="of:=[.AC83]*1.2" office:value-type="currency" office:currency="EUR" office:value="224.13492" calcext:value-type="currency">
            <text:p>224,13 €</text:p>
          </table:table-cell>
          <table:table-cell/>
          <table:table-cell table:formula="of:=[.AB83]*0.8" office:value-type="currency" office:currency="EUR" office:value="1.73748" calcext:value-type="currency">
            <text:p>1,74 €</text:p>
          </table:table-cell>
          <table:table-cell table:formula="of:=[.AC83]*0.8" office:value-type="currency" office:currency="EUR" office:value="149.42328" calcext:value-type="currency">
            <text:p>149,42 €</text:p>
          </table:table-cell>
          <table:table-cell table:formula="of:=[.AD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K83]*[.C83]" office:value-type="currency" office:currency="EUR" office:value="187.05" calcext:value-type="currency">
            <text:p>187,05 €</text:p>
          </table:table-cell>
          <table:table-cell table:formula="of:=[.AL83]*1.2" office:value-type="currency" office:currency="EUR" office:value="224.46" calcext:value-type="currency">
            <text:p>224,46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8"/>
          <table:table-cell office:value-type="currency" office:currency="EUR" office:value="1.7" calcext:value-type="currency">
            <text:p>1,70 €</text:p>
          </table:table-cell>
          <table:table-cell table:formula="of:=[.C84]*[.T84]" office:value-type="currency" office:currency="EUR" office:value="122.4" calcext:value-type="currency">
            <text:p>122,40 €</text:p>
          </table:table-cell>
          <table:table-cell table:formula="of:=[.U84]*1.2" office:value-type="currency" office:currency="EUR" office:value="146.88" calcext:value-type="currency">
            <text:p>146,88 €</text:p>
          </table:table-cell>
          <table:table-cell table:style-name="ce41" table:formula="of:=[.S4]*0.025*0.15" office:value-type="currency" office:currency="EUR" office:value="1.5" calcext:value-type="currency">
            <text:p>1,50 €</text:p>
          </table:table-cell>
          <table:table-cell table:style-name="ce41" table:formula="of:=[.C84]*[.W84]" office:value-type="currency" office:currency="EUR" office:value="108" calcext:value-type="currency">
            <text:p>108,00 €</text:p>
          </table:table-cell>
          <table:table-cell table:style-name="ce41" table:formula="of:=[.X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25*0.15" office:value-type="currency" office:currency="EUR" office:value="2.17185" calcext:value-type="currency">
            <text:p>2,17 €</text:p>
          </table:table-cell>
          <table:table-cell table:formula="of:=[.AB84]*[.C84]" office:value-type="currency" office:currency="EUR" office:value="156.3732" calcext:value-type="currency">
            <text:p>156,37 €</text:p>
          </table:table-cell>
          <table:table-cell table:formula="of:=[.AC84]*1.2" office:value-type="currency" office:currency="EUR" office:value="187.64784" calcext:value-type="currency">
            <text:p>187,65 €</text:p>
          </table:table-cell>
          <table:table-cell/>
          <table:table-cell table:formula="of:=[.AB84]*0.8" office:value-type="currency" office:currency="EUR" office:value="1.73748" calcext:value-type="currency">
            <text:p>1,74 €</text:p>
          </table:table-cell>
          <table:table-cell table:formula="of:=[.AC84]*0.8" office:value-type="currency" office:currency="EUR" office:value="125.09856" calcext:value-type="currency">
            <text:p>125,10 €</text:p>
          </table:table-cell>
          <table:table-cell table:formula="of:=[.AD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K84]*[.C84]" office:value-type="currency" office:currency="EUR" office:value="156.672" calcext:value-type="currency">
            <text:p>156,67 €</text:p>
          </table:table-cell>
          <table:table-cell table:formula="of:=[.AL84]*1.2" office:value-type="currency" office:currency="EUR" office:value="188.0064" calcext:value-type="currency">
            <text:p>188,01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9" office:value-type="string" calcext:value-type="string">
            <text:p>25x150x2200</text:p>
          </table:table-cell>
          <table:table-cell table:style-name="ce19" table:formula="of:=[$Casquette.C31]+[$Casquette.C33]" office:value-type="float" office:value="65" calcext:value-type="float">
            <text:p>65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9"/>
          <table:table-cell office:value-type="currency" office:currency="EUR" office:value="1.7" calcext:value-type="currency">
            <text:p>1,70 €</text:p>
          </table:table-cell>
          <table:table-cell table:formula="of:=[.C85]*[.T85]" office:value-type="currency" office:currency="EUR" office:value="110.5" calcext:value-type="currency">
            <text:p>110,50 €</text:p>
          </table:table-cell>
          <table:table-cell table:formula="of:=[.U85]*1.2" office:value-type="currency" office:currency="EUR" office:value="132.6" calcext:value-type="currency">
            <text:p>132,60 €</text:p>
          </table:table-cell>
          <table:table-cell table:style-name="ce41" table:formula="of:=[.S4]*0.025*0.15" office:value-type="currency" office:currency="EUR" office:value="1.5" calcext:value-type="currency">
            <text:p>1,50 €</text:p>
          </table:table-cell>
          <table:table-cell table:style-name="ce41" table:formula="of:=[.C85]*[.W85]" office:value-type="currency" office:currency="EUR" office:value="97.5" calcext:value-type="currency">
            <text:p>97,50 €</text:p>
          </table:table-cell>
          <table:table-cell table:style-name="ce41" table:formula="of:=[.X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25*0.15" office:value-type="currency" office:currency="EUR" office:value="2.17185" calcext:value-type="currency">
            <text:p>2,17 €</text:p>
          </table:table-cell>
          <table:table-cell table:formula="of:=[.AB85]*[.C85]" office:value-type="currency" office:currency="EUR" office:value="141.17025" calcext:value-type="currency">
            <text:p>141,17 €</text:p>
          </table:table-cell>
          <table:table-cell table:formula="of:=[.AC85]*1.2" office:value-type="currency" office:currency="EUR" office:value="169.4043" calcext:value-type="currency">
            <text:p>169,40 €</text:p>
          </table:table-cell>
          <table:table-cell/>
          <table:table-cell table:formula="of:=[.AB85]*0.8" office:value-type="currency" office:currency="EUR" office:value="1.73748" calcext:value-type="currency">
            <text:p>1,74 €</text:p>
          </table:table-cell>
          <table:table-cell table:formula="of:=[.AC85]*0.8" office:value-type="currency" office:currency="EUR" office:value="112.9362" calcext:value-type="currency">
            <text:p>112,94 €</text:p>
          </table:table-cell>
          <table:table-cell table:formula="of:=[.AD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K85]*[.C85]" office:value-type="currency" office:currency="EUR" office:value="141.44" calcext:value-type="currency">
            <text:p>141,44 €</text:p>
          </table:table-cell>
          <table:table-cell table:formula="of:=[.AL85]*1.2" office:value-type="currency" office:currency="EUR" office:value="169.728" calcext:value-type="currency">
            <text:p>169,73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9" office:value-type="string" calcext:value-type="string">
            <text:p>25x150x3000</text:p>
          </table:table-cell>
          <table:table-cell table:style-name="ce19" table:formula="of:=[$Casquette.C34]+[$Casquette.C35]" office:value-type="float" office:value="18" calcext:value-type="float">
            <text:p>18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2"/>
          <table:table-cell table:style-name="ce17" office:value-type="string" calcext:value-type="string">
            <text:p>6x3m</text:p>
          </table:table-cell>
          <table:table-cell table:style-name="ce17" table:number-columns-repeated="10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T86]" office:value-type="currency" office:currency="EUR" office:value="30.6" calcext:value-type="currency">
            <text:p>30,60 €</text:p>
          </table:table-cell>
          <table:table-cell table:formula="of:=[.U86]*1.2" office:value-type="currency" office:currency="EUR" office:value="36.72" calcext:value-type="currency">
            <text:p>36,72 €</text:p>
          </table:table-cell>
          <table:table-cell table:style-name="ce41" table:formula="of:=[.S4]*0.025*0.15" office:value-type="currency" office:currency="EUR" office:value="1.5" calcext:value-type="currency">
            <text:p>1,50 €</text:p>
          </table:table-cell>
          <table:table-cell table:style-name="ce41" table:formula="of:=[.C86]*[.W86]" office:value-type="currency" office:currency="EUR" office:value="27" calcext:value-type="currency">
            <text:p>27,00 €</text:p>
          </table:table-cell>
          <table:table-cell table:style-name="ce41" table:formula="of:=[.X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25*0.15" office:value-type="currency" office:currency="EUR" office:value="2.17185" calcext:value-type="currency">
            <text:p>2,17 €</text:p>
          </table:table-cell>
          <table:table-cell table:formula="of:=[.AB86]*[.C86]" office:value-type="currency" office:currency="EUR" office:value="39.0933" calcext:value-type="currency">
            <text:p>39,09 €</text:p>
          </table:table-cell>
          <table:table-cell table:formula="of:=[.AC86]*1.2" office:value-type="currency" office:currency="EUR" office:value="46.91196" calcext:value-type="currency">
            <text:p>46,91 €</text:p>
          </table:table-cell>
          <table:table-cell/>
          <table:table-cell table:formula="of:=[.AB86]*0.8" office:value-type="currency" office:currency="EUR" office:value="1.73748" calcext:value-type="currency">
            <text:p>1,74 €</text:p>
          </table:table-cell>
          <table:table-cell table:formula="of:=[.AC86]*0.8" office:value-type="currency" office:currency="EUR" office:value="31.27464" calcext:value-type="currency">
            <text:p>31,27 €</text:p>
          </table:table-cell>
          <table:table-cell table:formula="of:=[.AD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K86]*[.C86]" office:value-type="currency" office:currency="EUR" office:value="39.18" calcext:value-type="currency">
            <text:p>39,18 €</text:p>
          </table:table-cell>
          <table:table-cell table:formula="of:=[.AL86]*1.2" office:value-type="currency" office:currency="EUR" office:value="47.016" calcext:value-type="currency">
            <text:p>47,02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87]*[.T87]" office:value-type="currency" office:currency="EUR" office:value="0" calcext:value-type="currency">
            <text:p>0,00 €</text:p>
          </table:table-cell>
          <table:table-cell table:formula="of:=[.U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87]*[.C87]" office:value-type="currency" office:currency="EUR" office:value="0" calcext:value-type="currency">
            <text:p>0,00 €</text:p>
          </table:table-cell>
          <table:table-cell table:formula="of:=[.AC87]*1.2" office:value-type="currency" office:currency="EUR" office:value="0" calcext:value-type="currency">
            <text:p>0,00 €</text:p>
          </table:table-cell>
          <table:table-cell/>
          <table:table-cell table:formula="of:=[.AB87]*0.8" office:value-type="currency" office:currency="EUR" office:value="0" calcext:value-type="currency">
            <text:p>0,00 €</text:p>
          </table:table-cell>
          <table:table-cell table:formula="of:=[.AC87]*0.8" office:value-type="currency" office:currency="EUR" office:value="0" calcext:value-type="currency">
            <text:p>0,00 €</text:p>
          </table:table-cell>
          <table:table-cell table:formula="of:=[.AD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87]*[.C87]" office:value-type="currency" office:currency="EUR" office:value="0" calcext:value-type="currency">
            <text:p>0,00 €</text:p>
          </table:table-cell>
          <table:table-cell table:formula="of:=[.AL87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Douglas</text:p>
          </table:table-cell>
          <table:table-cell table:style-name="ce19" office:value-type="string" calcext:value-type="string">
            <text:p>45x220x2500</text:p>
          </table:table-cell>
          <table:table-cell table:style-name="ce19" office:value-type="float" office:value="7.5" calcext:value-type="float">
            <text:p>7,5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9"/>
          <table:table-cell table:style-name="ce17" office:value-type="string" calcext:value-type="string">
            <text:p>3 x 2,5 ml</text:p>
          </table:table-cell>
          <table:table-cell table:style-name="ce17" table:number-columns-repeated="4"/>
          <table:table-cell table:style-name="ce41" office:value-type="currency" office:currency="EUR" office:value="4.5" calcext:value-type="currency">
            <text:p>4,50 €</text:p>
          </table:table-cell>
          <table:table-cell table:style-name="ce41" table:formula="of:=[.C88]*[.T88]" office:value-type="currency" office:currency="EUR" office:value="33.75" calcext:value-type="currency">
            <text:p>33,75 €</text:p>
          </table:table-cell>
          <table:table-cell table:style-name="ce41" table:formula="of:=[.U88]*1.2" office:value-type="currency" office:currency="EUR" office:value="40.5" calcext:value-type="currency">
            <text:p>40,50 €</text:p>
          </table:table-cell>
          <table:table-cell table:style-name="ce41" office:value-type="currency" office:currency="EUR" office:value="4.2" calcext:value-type="currency">
            <text:p>4,20 €</text:p>
          </table:table-cell>
          <table:table-cell table:style-name="ce41" table:formula="of:=[.C88]*[.W88]" office:value-type="currency" office:currency="EUR" office:value="31.5" calcext:value-type="currency">
            <text:p>31,50 €</text:p>
          </table:table-cell>
          <table:table-cell table:style-name="ce41" table:formula="of:=[.X88]*1.2" office:value-type="currency" office:currency="EUR" office:value="37.8" calcext:value-type="currency">
            <text:p>37,80 €</text:p>
          </table:table-cell>
          <table:table-cell table:style-name="ce17" table:number-columns-repeated="2"/>
          <table:table-cell table:style-name="ce41" table:formula="of:=[.AA4]*0.045*0.22" office:value-type="currency" office:currency="EUR" office:value="5.733684" calcext:value-type="currency">
            <text:p>5,73 €</text:p>
          </table:table-cell>
          <table:table-cell table:style-name="ce41" table:formula="of:=[.AB88]*[.C88]" office:value-type="currency" office:currency="EUR" office:value="43.00263" calcext:value-type="currency">
            <text:p>43,00 €</text:p>
          </table:table-cell>
          <table:table-cell table:style-name="ce41" table:formula="of:=[.AC88]*1.2" office:value-type="currency" office:currency="EUR" office:value="51.603156" calcext:value-type="currency">
            <text:p>51,60 €</text:p>
          </table:table-cell>
          <table:table-cell table:style-name="ce17"/>
          <table:table-cell table:style-name="ce41" table:formula="of:=[.AB88]*0.8" office:value-type="currency" office:currency="EUR" office:value="4.5869472" calcext:value-type="currency">
            <text:p>4,59 €</text:p>
          </table:table-cell>
          <table:table-cell table:style-name="ce41" table:formula="of:=[.AC88]*0.8" office:value-type="currency" office:currency="EUR" office:value="34.402104" calcext:value-type="currency">
            <text:p>34,40 €</text:p>
          </table:table-cell>
          <table:table-cell table:style-name="ce41" table:formula="of:=[.AD88]*0.8" office:value-type="currency" office:currency="EUR" office:value="41.2825248" calcext:value-type="currency">
            <text:p>41,28 €</text:p>
          </table:table-cell>
          <table:table-cell table:style-name="ce17" table:number-columns-repeated="2"/>
          <table:table-cell table:style-name="ce41" table:formula="of:=14.36/2.5" office:value-type="currency" office:currency="EUR" office:value="5.744" calcext:value-type="currency">
            <text:p>5,74 €</text:p>
          </table:table-cell>
          <table:table-cell table:style-name="ce41" table:formula="of:=[.AK88]*[.C88]" office:value-type="currency" office:currency="EUR" office:value="43.08" calcext:value-type="currency">
            <text:p>43,08 €</text:p>
          </table:table-cell>
          <table:table-cell table:style-name="ce41" table:formula="of:=[.AL88]*1.2" office:value-type="currency" office:currency="EUR" office:value="51.696" calcext:value-type="currency">
            <text:p>51,70 €</text:p>
          </table:table-cell>
          <table:table-cell table:style-name="ce41" office:value-type="currency" office:currency="EUR" office:value="3.87" calcext:value-type="currency">
            <text:p>3,87 €</text:p>
          </table:table-cell>
          <table:table-cell table:style-name="ce17"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currency" office:currency="EUR" office:value="2.3" calcext:value-type="currency">
            <text:p>2,30 €</text:p>
          </table:table-cell>
          <table:table-cell table:formula="of:=[.C89]*[.T89]" office:value-type="currency" office:currency="EUR" office:value="17.25" calcext:value-type="currency">
            <text:p>17,25 €</text:p>
          </table:table-cell>
          <table:table-cell table:formula="of:=[.U89]*1.2" office:value-type="currency" office:currency="EUR" office:value="20.7" calcext:value-type="currency">
            <text:p>20,70 €</text:p>
          </table:table-cell>
          <table:table-cell table:style-name="ce41" office:value-type="currency" office:currency="EUR" office:value="2.1" calcext:value-type="currency">
            <text:p>2,10 €</text:p>
          </table:table-cell>
          <table:table-cell table:style-name="ce41" table:formula="of:=[.C89]*[.W89]" office:value-type="currency" office:currency="EUR" office:value="15.75" calcext:value-type="currency">
            <text:p>15,75 €</text:p>
          </table:table-cell>
          <table:table-cell table:style-name="ce41" table:formula="of:=[.X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A4]*0.045*0.11" office:value-type="currency" office:currency="EUR" office:value="2.866842" calcext:value-type="currency">
            <text:p>2,87 €</text:p>
          </table:table-cell>
          <table:table-cell table:formula="of:=[.AB89]*[.C89]" office:value-type="currency" office:currency="EUR" office:value="21.501315" calcext:value-type="currency">
            <text:p>21,50 €</text:p>
          </table:table-cell>
          <table:table-cell table:formula="of:=[.AC89]*1.2" office:value-type="currency" office:currency="EUR" office:value="25.801578" calcext:value-type="currency">
            <text:p>25,80 €</text:p>
          </table:table-cell>
          <table:table-cell/>
          <table:table-cell table:formula="of:=[.AB89]*0.8" office:value-type="currency" office:currency="EUR" office:value="2.2934736" calcext:value-type="currency">
            <text:p>2,29 €</text:p>
          </table:table-cell>
          <table:table-cell table:formula="of:=[.AC89]*0.8" office:value-type="currency" office:currency="EUR" office:value="17.201052" calcext:value-type="currency">
            <text:p>17,20 €</text:p>
          </table:table-cell>
          <table:table-cell table:formula="of:=[.AD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K89]*[.C89]" office:value-type="currency" office:currency="EUR" office:value="21.54" calcext:value-type="currency">
            <text:p>21,54 €</text:p>
          </table:table-cell>
          <table:table-cell table:formula="of:=[.AL89]*1.2" office:value-type="currency" office:currency="EUR" office:value="25.848" calcext:value-type="currency">
            <text:p>25,85 €</text:p>
          </table:table-cell>
          <table:table-cell table:style-name="ce41" office:value-type="currency" office:currency="EUR" office:value="3.87" calcext:value-type="currency">
            <text:p>3,87 €</text:p>
          </table:table-cell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90]*[.T90]" office:value-type="currency" office:currency="EUR" office:value="0" calcext:value-type="currency">
            <text:p>0,00 €</text:p>
          </table:table-cell>
          <table:table-cell table:formula="of:=[.U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90]*[.C90]" office:value-type="currency" office:currency="EUR" office:value="0" calcext:value-type="currency">
            <text:p>0,00 €</text:p>
          </table:table-cell>
          <table:table-cell table:formula="of:=[.AC90]*1.2" office:value-type="currency" office:currency="EUR" office:value="0" calcext:value-type="currency">
            <text:p>0,00 €</text:p>
          </table:table-cell>
          <table:table-cell/>
          <table:table-cell table:formula="of:=[.AB90]*0.8" office:value-type="currency" office:currency="EUR" office:value="0" calcext:value-type="currency">
            <text:p>0,00 €</text:p>
          </table:table-cell>
          <table:table-cell table:formula="of:=[.AC90]*0.8" office:value-type="currency" office:currency="EUR" office:value="0" calcext:value-type="currency">
            <text:p>0,00 €</text:p>
          </table:table-cell>
          <table:table-cell table:formula="of:=[.AD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90]*[.C90]" office:value-type="currency" office:currency="EUR" office:value="0" calcext:value-type="currency">
            <text:p>0,00 €</text:p>
          </table:table-cell>
          <table:table-cell table:formula="of:=[.AL9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T91]" office:value-type="currency" office:currency="EUR" office:value="162.9" calcext:value-type="currency">
            <text:p>162,90 €</text:p>
          </table:table-cell>
          <table:table-cell table:formula="of:=[.U91]*1.2" office:value-type="currency" office:currency="EUR" office:value="195.48" calcext:value-type="currency">
            <text:p>195,48 €</text:p>
          </table:table-cell>
          <table:table-cell table:style-name="ce41" office:value-type="currency" office:currency="EUR" office:value="0.8" calcext:value-type="currency">
            <text:p>0,80 €</text:p>
          </table:table-cell>
          <table:table-cell table:style-name="ce41" table:formula="of:=[.C91]*[.W91]" office:value-type="currency" office:currency="EUR" office:value="144.8" calcext:value-type="currency">
            <text:p>144,80 €</text:p>
          </table:table-cell>
          <table:table-cell table:style-name="ce41" table:formula="of:=[.X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B91]*[.C91]" office:value-type="currency" office:currency="EUR" office:value="465.17" calcext:value-type="currency">
            <text:p>465,17 €</text:p>
          </table:table-cell>
          <table:table-cell table:formula="of:=[.AC91]*1.2" office:value-type="currency" office:currency="EUR" office:value="558.204" calcext:value-type="currency">
            <text:p>558,20 €</text:p>
          </table:table-cell>
          <table:table-cell/>
          <table:table-cell table:formula="of:=[.AB91]*0.8" office:value-type="currency" office:currency="EUR" office:value="2.056" calcext:value-type="currency">
            <text:p>2,06 €</text:p>
          </table:table-cell>
          <table:table-cell table:formula="of:=[.AC91]*0.8" office:value-type="currency" office:currency="EUR" office:value="372.136" calcext:value-type="currency">
            <text:p>372,14 €</text:p>
          </table:table-cell>
          <table:table-cell table:formula="of:=[.AD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7" table:formula="of:=4.3/3" office:value-type="float" office:value="1.43333333333333" calcext:value-type="float">
            <text:p>1,43333333333333</text:p>
          </table:table-cell>
          <table:table-cell table:style-name="ce41" table:formula="of:=[.AK91]*[.C91]" office:value-type="currency" office:currency="EUR" office:value="259.433333333333" calcext:value-type="currency">
            <text:p>259,43 €</text:p>
          </table:table-cell>
          <table:table-cell table:style-name="ce41" table:formula="of:=[.AL91]*1.2" office:value-type="currency" office:currency="EUR" office:value="311.32" calcext:value-type="currency">
            <text:p>311,32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92]*[.T92]" office:value-type="currency" office:currency="EUR" office:value="0" calcext:value-type="currency">
            <text:p>0,00 €</text:p>
          </table:table-cell>
          <table:table-cell table:formula="of:=[.U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92]*[.C92]" office:value-type="currency" office:currency="EUR" office:value="0" calcext:value-type="currency">
            <text:p>0,00 €</text:p>
          </table:table-cell>
          <table:table-cell table:formula="of:=[.AC92]*1.2" office:value-type="currency" office:currency="EUR" office:value="0" calcext:value-type="currency">
            <text:p>0,00 €</text:p>
          </table:table-cell>
          <table:table-cell/>
          <table:table-cell table:formula="of:=[.AB92]*0.8" office:value-type="currency" office:currency="EUR" office:value="0" calcext:value-type="currency">
            <text:p>0,00 €</text:p>
          </table:table-cell>
          <table:table-cell table:formula="of:=[.AC92]*0.8" office:value-type="currency" office:currency="EUR" office:value="0" calcext:value-type="currency">
            <text:p>0,00 €</text:p>
          </table:table-cell>
          <table:table-cell table:formula="of:=[.AD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92]*[.C92]" office:value-type="currency" office:currency="EUR" office:value="0" calcext:value-type="currency">
            <text:p>0,00 €</text:p>
          </table:table-cell>
          <table:table-cell table:formula="of:=[.AL9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Poteaux Douglas Hors Aubier</text:p>
          </table:table-cell>
          <table:table-cell table:style-name="ce19" office:value-type="string" calcext:value-type="string">
            <text:p>15x15 longueur 4m</text:p>
          </table:table-cell>
          <table:table-cell table:style-name="ce19" table:formula="of:=[$Carport.P4]+[$Carport.P6]" office:value-type="float" office:value="9" calcext:value-type="float">
            <text:p>9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7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T93]*4" office:value-type="currency" office:currency="EUR" office:value="370.8" calcext:value-type="currency">
            <text:p>370,80 €</text:p>
          </table:table-cell>
          <table:table-cell table:formula="of:=[.U93]*1.2" office:value-type="currency" office:currency="EUR" office:value="444.96" calcext:value-type="currency">
            <text:p>444,96 €</text:p>
          </table:table-cell>
          <table:table-cell table:style-name="ce41" table:formula="of:=[.S4]*0.15*0.15*4" office:value-type="currency" office:currency="EUR" office:value="36" calcext:value-type="currency">
            <text:p>36,00 €</text:p>
          </table:table-cell>
          <table:table-cell table:style-name="ce41" table:formula="of:=[.C93]*[.W93]" office:value-type="currency" office:currency="EUR" office:value="324" calcext:value-type="currency">
            <text:p>324,00 €</text:p>
          </table:table-cell>
          <table:table-cell table:style-name="ce41" table:formula="of:=[.X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15*0.15*4" office:value-type="currency" office:currency="EUR" office:value="52.1244" calcext:value-type="currency">
            <text:p>52,12 €</text:p>
          </table:table-cell>
          <table:table-cell table:formula="of:=[.AB93]*[.C93]" office:value-type="currency" office:currency="EUR" office:value="469.1196" calcext:value-type="currency">
            <text:p>469,12 €</text:p>
          </table:table-cell>
          <table:table-cell table:formula="of:=[.AC93]*1.2" office:value-type="currency" office:currency="EUR" office:value="562.94352" calcext:value-type="currency">
            <text:p>562,94 €</text:p>
          </table:table-cell>
          <table:table-cell/>
          <table:table-cell table:formula="of:=[.AB93]*0.8" office:value-type="currency" office:currency="EUR" office:value="41.69952" calcext:value-type="currency">
            <text:p>41,70 €</text:p>
          </table:table-cell>
          <table:table-cell table:formula="of:=[.AC93]*0.8" office:value-type="currency" office:currency="EUR" office:value="375.29568" calcext:value-type="currency">
            <text:p>375,30 €</text:p>
          </table:table-cell>
          <table:table-cell table:formula="of:=[.AD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K93]*[.C93]" office:value-type="currency" office:currency="EUR" office:value="469.8" calcext:value-type="currency">
            <text:p>469,80 €</text:p>
          </table:table-cell>
          <table:table-cell table:formula="of:=[.AL93]*1.2" office:value-type="currency" office:currency="EUR" office:value="563.76" calcext:value-type="currency">
            <text:p>563,76 €</text:p>
          </table:table-cell>
          <table:table-cell table:style-name="ce41" table:formula="of:=4*2.44*15/8" office:value-type="currency" office:currency="EUR" office:value="18.3" calcext:value-type="currency">
            <text:p>18,30 €</text:p>
          </table:table-cell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94]*[.T94]" office:value-type="currency" office:currency="EUR" office:value="0" calcext:value-type="currency">
            <text:p>0,00 €</text:p>
          </table:table-cell>
          <table:table-cell table:formula="of:=[.U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B94]*[.C94]" office:value-type="currency" office:currency="EUR" office:value="0" calcext:value-type="currency">
            <text:p>0,00 €</text:p>
          </table:table-cell>
          <table:table-cell table:formula="of:=[.AC94]*1.2" office:value-type="currency" office:currency="EUR" office:value="0" calcext:value-type="currency">
            <text:p>0,00 €</text:p>
          </table:table-cell>
          <table:table-cell/>
          <table:table-cell table:formula="of:=[.AB94]*0.8" office:value-type="currency" office:currency="EUR" office:value="0" calcext:value-type="currency">
            <text:p>0,00 €</text:p>
          </table:table-cell>
          <table:table-cell table:formula="of:=[.AC94]*0.8" office:value-type="currency" office:currency="EUR" office:value="0" calcext:value-type="currency">
            <text:p>0,00 €</text:p>
          </table:table-cell>
          <table:table-cell table:formula="of:=[.AD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94]*[.C94]" office:value-type="currency" office:currency="EUR" office:value="0" calcext:value-type="currency">
            <text:p>0,00 €</text:p>
          </table:table-cell>
          <table:table-cell table:formula="of:=[.AL94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Pannes Douglas 25 % Aubier max</text:p>
          </table:table-cell>
          <table:table-cell table:style-name="ce19" office:value-type="string" calcext:value-type="string">
            <text:p>75x200x3000</text:p>
          </table:table-cell>
          <table:table-cell table:style-name="ce19" table:formula="of:=[$Carport.P17]*3" office:value-type="float" office:value="42" calcext:value-type="float">
            <text:p>4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7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T95]" office:value-type="currency" office:currency="EUR" office:value="315" calcext:value-type="currency">
            <text:p>315,00 €</text:p>
          </table:table-cell>
          <table:table-cell table:formula="of:=[.U95]*1.2" office:value-type="currency" office:currency="EUR" office:value="378" calcext:value-type="currency">
            <text:p>378,00 €</text:p>
          </table:table-cell>
          <table:table-cell table:style-name="ce41" table:formula="of:=[.S4]*0.075*0.2" office:value-type="currency" office:currency="EUR" office:value="6" calcext:value-type="currency">
            <text:p>6,00 €</text:p>
          </table:table-cell>
          <table:table-cell table:style-name="ce41" table:formula="of:=[.C95]*[.W95]" office:value-type="currency" office:currency="EUR" office:value="252" calcext:value-type="currency">
            <text:p>252,00 €</text:p>
          </table:table-cell>
          <table:table-cell table:style-name="ce41" table:formula="of:=[.X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75*0.2" office:value-type="currency" office:currency="EUR" office:value="8.6874" calcext:value-type="currency">
            <text:p>8,69 €</text:p>
          </table:table-cell>
          <table:table-cell table:formula="of:=[.AB95]*[.C95]" office:value-type="currency" office:currency="EUR" office:value="364.8708" calcext:value-type="currency">
            <text:p>364,87 €</text:p>
          </table:table-cell>
          <table:table-cell table:formula="of:=[.AC95]*1.2" office:value-type="currency" office:currency="EUR" office:value="437.84496" calcext:value-type="currency">
            <text:p>437,84 €</text:p>
          </table:table-cell>
          <table:table-cell/>
          <table:table-cell table:formula="of:=[.AB95]*0.8" office:value-type="currency" office:currency="EUR" office:value="6.94992" calcext:value-type="currency">
            <text:p>6,95 €</text:p>
          </table:table-cell>
          <table:table-cell table:formula="of:=[.AC95]*0.8" office:value-type="currency" office:currency="EUR" office:value="291.89664" calcext:value-type="currency">
            <text:p>291,90 €</text:p>
          </table:table-cell>
          <table:table-cell table:formula="of:=[.AD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K95]*[.C95]" office:value-type="currency" office:currency="EUR" office:value="409.5" calcext:value-type="currency">
            <text:p>409,50 €</text:p>
          </table:table-cell>
          <table:table-cell table:formula="of:=[.AL95]*1.2" office:value-type="currency" office:currency="EUR" office:value="491.4" calcext:value-type="currency">
            <text:p>491,40 €</text:p>
          </table:table-cell>
          <table:table-cell table:style-name="ce16" office:value-type="currency" office:currency="EUR" office:value="7.65" calcext:value-type="currency">
            <text:p>7,65 €</text:p>
          </table:table-cell>
          <table:table-cell table:number-columns-repeated="984"/>
        </table:table-row>
        <table:table-row table:style-name="ro4">
          <table:table-cell table:number-columns-repeated="31"/>
          <table:table-cell table:formula="of:=[.AB96]*0.8" office:value-type="currency" office:currency="EUR" office:value="0" calcext:value-type="currency">
            <text:p>0,00 €</text:p>
          </table:table-cell>
          <table:table-cell table:formula="of:=[.AC96]*0.8" office:value-type="currency" office:currency="EUR" office:value="0" calcext:value-type="currency">
            <text:p>0,00 €</text:p>
          </table:table-cell>
          <table:table-cell table:formula="of:=[.AD96]*0.8" office:value-type="currency" office:currency="EUR" office:value="0" calcext:value-type="currency">
            <text:p>0,00 €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ce16"/>
          <table:table-cell table:number-columns-repeated="5"/>
          <table:table-cell table:style-name="ce16" table:formula="of:=[.C60]*[.T60]+[.C64]*[.T64]*3+[.E67]*2.5*[.T73]+[.E69]*[.T69]*3.2+[.E70]*[.T70]*2.2+[.E74]*[.T74]*2.5+[.E75]*[.T75]*2.6+[.E77]*[.T77]*4+[.E78]*[.T78]*4.1+[.T79]*5.1+[.C81]*[.T81]+[.C83]*[.T83]*2+30*[.T85]*2.2+[.C86]*[.T86]+[.E93]*[.T93]*4+[.E95]*[.T95]*3+20*[.T73]*2+22*[.T76]*3.5" office:value-type="currency" office:currency="EUR" office:value="2638.41" calcext:value-type="currency">
            <text:p>2 638,41 €</text:p>
          </table:table-cell>
          <table:table-cell table:style-name="ce16" table:formula="of:=99*[.T7]*2.5" office:value-type="currency" office:currency="EUR" office:value="123.75" calcext:value-type="currency">
            <text:p>123,75 €</text:p>
          </table:table-cell>
          <table:table-cell table:style-name="ce16" table:formula="of:=(73*2.5+44*2.1)*[.T7]" office:value-type="currency" office:currency="EUR" office:value="137.45" calcext:value-type="currency">
            <text:p>137,45 €</text:p>
          </table:table-cell>
          <table:table-cell table:style-name="ce16" office:value-type="currency" office:currency="EUR" office:value="61.2" calcext:value-type="currency">
            <text:p>61,20 €</text:p>
          </table:table-cell>
          <table:table-cell table:style-name="ce16"/>
          <table:table-cell table:style-name="ce16" table:formula="of:=[.U19]+[.U20]+[.U21]+[.U22]+[.U23]+[.U25]+[.U27]+[.U41]+[.U42]+[.U43]+[.U44]+[.U47]+[.U48]+[.U49]+[.U50]+[.U24]/2+[.U34]*2/11+[.U36]*5/11+[.U45]*31*4/156" office:value-type="currency" office:currency="EUR" office:value="833.388" calcext:value-type="currency">
            <text:p>833,39 €</text:p>
          </table:table-cell>
          <table:table-cell table:style-name="ce16" table:formula="of:=(8*2*0.16+16*2*0.12+10*2.5*0.18+10*2.5*0.16+8*2.5*0.14+12*2.5*0.12)*[.T24]" office:value-type="currency" office:currency="EUR" office:value="213" calcext:value-type="currency">
            <text:p>213,00 €</text:p>
          </table:table-cell>
          <table:table-cell table:style-name="ce16" table:formula="of:=(36*3.7+3*2.3+64*2)*0.06*[.T24]" office:value-type="currency" office:currency="EUR" office:value="160.86" calcext:value-type="currency">
            <text:p>160,86 €</text:p>
          </table:table-cell>
          <table:table-cell office:value-type="string" calcext:value-type="string">
            <text:p>TOTAL</text:p>
          </table:table-cell>
          <table:table-cell/>
          <table:table-cell table:formula="of:=SUM([.U4:.U96])" office:value-type="currency" office:currency="EUR" office:value="6270.676" calcext:value-type="currency">
            <text:p>6 270,68 €</text:p>
          </table:table-cell>
          <table:table-cell table:formula="of:=SUM([.V4:.V96])" office:value-type="currency" office:currency="EUR" office:value="5700.43104" calcext:value-type="currency">
            <text:p>5 700,43 €</text:p>
          </table:table-cell>
          <table:table-cell/>
          <table:table-cell table:formula="of:=SUM([.X4:.X96])" office:value-type="currency" office:currency="EUR" office:value="4787.54462564103" calcext:value-type="currency">
            <text:p>4 787,54 €</text:p>
          </table:table-cell>
          <table:table-cell table:formula="of:=SUM([.Y4:.Y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C4:.AC96])" office:value-type="currency" office:currency="EUR" office:value="6440.06307244" calcext:value-type="currency">
            <text:p>6 440,06 €</text:p>
          </table:table-cell>
          <table:table-cell table:formula="of:=SUM([.AD4:.AD96])" office:value-type="currency" office:currency="EUR" office:value="7728.075686928" calcext:value-type="currency">
            <text:p>7 728,08 €</text:p>
          </table:table-cell>
          <table:table-cell/>
          <table:table-cell table:formula="of:=[.AB97]*0.8" office:value-type="currency" office:currency="EUR" office:value="0" calcext:value-type="currency">
            <text:p>0,00 €</text:p>
          </table:table-cell>
          <table:table-cell table:formula="of:=[.AC97]*0.8" office:value-type="currency" office:currency="EUR" office:value="5152.050457952" calcext:value-type="currency">
            <text:p>5 152,05 €</text:p>
          </table:table-cell>
          <table:table-cell table:formula="of:=[.AD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L4:.AL96])" office:value-type="currency" office:currency="EUR" office:value="10648.8171961905" calcext:value-type="currency">
            <text:p>10 648,82 €</text:p>
          </table:table-cell>
          <table:table-cell table:formula="of:=SUM([.AM4:.AM96])" office:value-type="currency" office:currency="EUR" office:value="12778.5806354286" calcext:value-type="currency">
            <text:p>12 778,58 €</text:p>
          </table:table-cell>
          <table:table-cell table:number-columns-repeated="985"/>
        </table:table-row>
        <table:table-row table:style-name="ro1">
          <table:table-cell table:number-columns-repeated="11"/>
          <table:table-cell table:style-name="ce37"/>
          <table:table-cell table:number-columns-repeated="3"/>
          <table:table-cell table:style-name="ce16" table:formula="of:=(12*4*0.18+10*4*0.16+11*4*0.14+7*4*0.12+16*2*0.18+8*2*0.16+40*4*0.06+2*4*0.18+5*4*0.14+10*4*0.18+10*4*0.16+10*4*0.14+10*4*0.12+31*4*0.06+3*4*0.18+3*4*0.16+3*4*0.14+3*4*0.12)*[.T24]" office:value-type="currency" office:currency="EUR" office:value="853.6" calcext:value-type="currency">
            <text:p>853,60 €</text:p>
          </table:table-cell>
          <table:table-cell table:number-columns-repeated="1008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6"/>
          <table:table-cell/>
          <table:table-cell table:style-name="ce16" table:number-columns-repeated="6"/>
          <table:table-cell table:number-columns-repeated="1006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6"/>
          <table:table-cell table:number-columns-repeated="1013"/>
        </table:table-row>
        <table:table-row table:style-name="ro1">
          <table:table-cell table:number-columns-repeated="27"/>
          <table:table-cell office:value-type="string" calcext:value-type="string">
            <text:p>Bardage + Voliges</text:p>
          </table:table-cell>
          <table:table-cell table:formula="of:=[.AD4]+[.AD13]+[.AD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style-name="ce16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2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3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3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table:style-name="ce24" office:value-type="string" calcext:value-type="string">
            <text:p>Tasseaux Douglas</text:p>
          </table:table-cell>
          <table:table-cell table:style-name="ce24" office:value-type="string" calcext:value-type="string">
            <text:p>30x50</text:p>
          </table:table-cell>
          <table:table-cell table:style-name="ce24"/>
          <table:table-cell table:style-name="ce24" table:formula="of:=SUM([.C16:.C18])" office:value-type="float" office:value="103" calcext:value-type="float">
            <text:p>103</text:p>
          </table:table-cell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ns bande résiliente</text:p>
          </table:table-cell>
          <table:table-cell table:style-name="ce24" office:value-type="string" calcext:value-type="string">
            <text:p>tous les 40 ou 50 ?</text:p>
          </table:table-cell>
          <table:table-cell table:style-name="ce24"/>
          <table:table-cell table:style-name="ce40" table:formula="of:=[.D15]*0.45" office:value-type="currency" office:currency="EUR" office:value="46.35" calcext:value-type="currency">
            <text:p>46,35 €</text:p>
          </table:table-cell>
          <table:table-cell table:style-name="ce40" table:formula="of:=[.I15]*1.2" office:value-type="currency" office:currency="EUR" office:value="55.62" calcext:value-type="currency">
            <text:p>55,62 €</text:p>
          </table:table-cell>
          <table:table-cell table:style-name="ce24"/>
          <table:table-cell table:style-name="ce24" office:value-type="string" calcext:value-type="string">
            <text:p>120ml 32x50</text:p>
          </table:table-cell>
          <table:table-cell table:style-name="ce24" table:number-columns-repeated="1012"/>
        </table:table-row>
        <table:table-row table:style-name="ro1">
          <table:table-cell table:style-name="ce24" table:number-columns-repeated="2"/>
          <table:table-cell table:style-name="ce24" table:formula="of:=ROUNDUP([.C5]/0.4)" office:value-type="float" office:value="73" calcext:value-type="float">
            <text:p>73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Façade sud</text:p>
          </table:table-cell>
          <table:table-cell table:style-name="ce24" office:value-type="string" calcext:value-type="string">
            <text:p>(tous les 40)</text:p>
          </table:table-cell>
          <table:table-cell table:style-name="ce24"/>
          <table:table-cell table:style-name="ce40" table:formula="of:=[.C16]*0.45" office:value-type="currency" office:currency="EUR" office:value="32.85" calcext:value-type="currency">
            <text:p>32,85 €</text:p>
          </table:table-cell>
          <table:table-cell table:style-name="ce40" table:formula="of:=[.I16]*1.2" office:value-type="currency" office:currency="EUR" office:value="39.42" calcext:value-type="currency">
            <text:p>39,42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9]/0.4" office:value-type="float" office:value="20" calcext:value-type="float">
            <text:p>2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Chambre P&amp;O</text:p>
          </table:table-cell>
          <table:table-cell table:style-name="ce24" table:number-columns-repeated="2"/>
          <table:table-cell table:style-name="ce40" table:formula="of:=[.C17]*0.45" office:value-type="currency" office:currency="EUR" office:value="9" calcext:value-type="currency">
            <text:p>9,00 €</text:p>
          </table:table-cell>
          <table:table-cell table:style-name="ce40" table:formula="of:=[.I17]*1.2" office:value-type="currency" office:currency="EUR" office:value="10.8" calcext:value-type="currency">
            <text:p>10,80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8]/0.4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lle de Jeu</text:p>
          </table:table-cell>
          <table:table-cell table:style-name="ce24" table:number-columns-repeated="2"/>
          <table:table-cell table:style-name="ce40" table:formula="of:=[.C18]*0.45" office:value-type="currency" office:currency="EUR" office:value="4.5" calcext:value-type="currency">
            <text:p>4,50 €</text:p>
          </table:table-cell>
          <table:table-cell table:style-name="ce40" table:formula="of:=[.I18]*1.2" office:value-type="currency" office:currency="EUR" office:value="5.4" calcext:value-type="currency">
            <text:p>5,40 €</text:p>
          </table:table-cell>
          <table:table-cell table:style-name="ce24" table:number-columns-repeated="1014"/>
        </table:table-row>
        <table:table-row table:style-name="ro1">
          <table:table-cell table:style-name="ce33"/>
          <table:table-cell table:style-name="ce33" office:value-type="string" calcext:value-type="string">
            <text:p>OU</text:p>
          </table:table-cell>
          <table:table-cell table:number-columns-repeated="7"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3" table:number-columns-repeated="5" table:default-cell-style-name="Default"/>
        <table:table-column table:style-name="co41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29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43" office:value-type="string" calcext:value-type="string">
            <text:p>Ancien débit</text:p>
          </table:table-cell>
          <table:table-cell table:style-name="ce28" table:number-columns-repeated="12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4m</text:p>
          </table:table-cell>
          <table:table-cell table:style-name="ce28"/>
          <table:table-cell table:style-name="ce28" table:formula="of:=30*1.1" office:value-type="float" office:value="33" calcext:value-type="float">
            <text:p>33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2m</text:p>
          </table:table-cell>
          <table:table-cell table:style-name="ce28"/>
          <table:table-cell table:style-name="ce28" table:formula="of:=22*1.1" office:value-type="float" office:value="24.2" calcext:value-type="float">
            <text:p>24,2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(9.2*2)*1.1)" office:value-type="float" office:value="21" calcext:value-type="float">
            <text:p>21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s maison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18*1.1)" office:value-type="float" office:value="13" calcext:value-type="float">
            <text:p>13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Bandeau Nord maison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1.3*5.25*1.1)" office:value-type="float" office:value="8" calcext:value-type="float">
            <text:p>8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 salle musique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6.5*2*1.1)" office:value-type="float" office:value="15" calcext:value-type="float">
            <text:p>1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s salle de musique</text:p>
          </table:table-cell>
          <table:table-cell table:style-name="ce28" table:number-columns-repeated="2"/>
          <table:table-cell table:style-name="ce28" office:value-type="string" calcext:value-type="string">
            <text:p>Ouest ??</text:p>
          </table:table-cell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5.25*1.1)" office:value-type="float" office:value="4" calcext:value-type="float">
            <text:p>4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Bandeau Nord salle de musique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6.5*1.1)" office:value-type="float" office:value="8" calcext:value-type="float">
            <text:p>8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2m</text:p>
          </table:table-cell>
          <table:table-cell table:style-name="ce28"/>
          <table:table-cell table:style-name="ce28" table:formula="of:=ROUNDUP(1.3*7*1.1)" office:value-type="float" office:value="11" calcext:value-type="float">
            <text:p>11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7*1.1)" office:value-type="float" office:value="6" calcext:value-type="float">
            <text:p>6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Nord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3m</text:p>
          </table:table-cell>
          <table:table-cell table:style-name="ce28"/>
          <table:table-cell table:style-name="ce28" table:formula="of:=ROUNDUP(2.82*1.5)" office:value-type="float" office:value="5" calcext:value-type="float">
            <text:p>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Sas Oues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3m</text:p>
          </table:table-cell>
          <table:table-cell table:style-name="ce28"/>
          <table:table-cell table:style-name="ce28" table:formula="of:=ROUNDUP(2.82*1.5*1.1)" office:value-type="float" office:value="5" calcext:value-type="float">
            <text:p>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Sas Es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13"/>
          <table:table-cell table:number-columns-repeated="2"/>
        </table:table-row>
        <table:table-row table:style-name="ro1">
          <table:table-cell table:style-name="ce28" office:value-type="string" calcext:value-type="string">
            <text:p>Joints</text:p>
          </table:table-cell>
          <table:table-cell table:style-name="ce28" table:number-columns-repeated="2"/>
          <table:table-cell table:style-name="ce28" office:value-type="float" office:value="1135" calcext:value-type="float">
            <text:p>1135</text:p>
          </table:table-cell>
          <table:table-cell table:style-name="ce28" office:value-type="string" calcext:value-type="string">
            <text:p>ml</text:p>
          </table:table-cell>
          <table:table-cell table:style-name="ce28" table:number-columns-repeated="3"/>
          <table:table-cell table:style-name="ce28" office:value-type="string" calcext:value-type="string">
            <text:p>Section Ambiance Bois : 16x65mm</text:p>
          </table:table-cell>
          <table:table-cell table:style-name="ce28" table:number-columns-repeated="4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Bas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Hau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s maison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Bandeau Nord maison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sall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s salle d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Bandeau Nord salle d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Nord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Sas Oues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Sas Es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4" office:value-type="string" calcext:value-type="string">
            <text:p>Chevron Douglas</text:p>
          </table:table-cell>
          <table:table-cell table:style-name="ce24" office:value-type="string" calcext:value-type="string">
            <text:p>75x36x2000</text:p>
          </table:table-cell>
          <table:table-cell table:style-name="ce24" table:formula="of:=ROUNDUP(31*1.92*1.1)" office:value-type="float" office:value="66" calcext:value-type="float">
            <text:p>6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verticaux</text:p>
          </table:table-cell>
          <table:table-cell table:style-name="ce24"/>
        </table:table-row>
        <table:table-row table:style-name="ro1">
          <table:table-cell table:style-name="ce24" table:number-columns-repeated="7"/>
        </table:table-row>
        <table:table-row table:style-name="ro1">
          <table:table-cell table:style-name="ce24"/>
          <table:table-cell table:style-name="ce24" office:value-type="string" calcext:value-type="string">
            <text:p>140x35x2000</text:p>
          </table:table-cell>
          <table:table-cell table:style-name="ce24" table:formula="of:=ROUNDUP(31*1*1.1)" office:value-type="float" office:value="35" calcext:value-type="float">
            <text:p>35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horizontaux</text:p>
          </table:table-cell>
          <table:table-cell table:style-name="ce24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30x150x3200</text:p>
          </table:table-cell>
          <table:table-cell table:style-name="ce24" table:formula="of:=ROUNDUP(10*2*1.6*1.1)" office:value-type="float" office:value="36" calcext:value-type="float">
            <text:p>3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tite Casquette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>
            <text:p>??? 4100 ???</text:p>
          </table:table-cell>
          <table:table-cell table:style-name="ce75" office:value-type="string" calcext:value-type="string">
            <text:p>30x150x5000</text:p>
          </table:table-cell>
          <table:table-cell table:style-name="ce75" table:formula="of:=ROUNDUP(4.9*2*6*1.1)" office:value-type="float" office:value="65" calcext:value-type="float">
            <text:p>65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office:value-type="string" calcext:value-type="string">
            <text:p>Nord Sud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 table:style-name="ce75"/>
          <table:table-cell table:style-name="ce75" office:value-type="string" calcext:value-type="string">
            <text:p>30x150x5100</text:p>
          </table:table-cell>
          <table:table-cell table:style-name="ce75" table:formula="of:=ROUNDUP(2*5.016*1.1)" office:value-type="float" office:value="12" calcext:value-type="float">
            <text:p>12</text:p>
          </table:table-cell>
          <table:table-cell table:style-name="ce75" office:value-type="string" calcext:value-type="string">
            <text:p>ml</text:p>
          </table:table-cell>
          <table:table-cell table:style-name="ce75" table:number-columns-repeated="2"/>
          <table:table-cell table:style-name="ce75" office:value-type="string" calcext:value-type="string">
            <text:p>Extrême Ouest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2500</text:p>
          </table:table-cell>
          <table:table-cell table:style-name="ce24" table:formula="of:=ROUNDUP(18*1.3*1.1)" office:value-type="float" office:value="26" calcext:value-type="float">
            <text:p>26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st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50x150x4100</text:p>
          </table:table-cell>
          <table:table-cell table:style-name="ce24" table:formula="of:=ROUNDUP(4.07*6*1.1)" office:value-type="float" office:value="27" calcext:value-type="float">
            <text:p>27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rgola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5100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xtrême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76" office:value-type="string" calcext:value-type="string">
            <text:p>50x150x2500</text:p>
          </table:table-cell>
          <table:table-cell table:style-name="ce76" table:formula="of:=ROUNDUP((1.014+1.291+1.016*8+1.5)*1.1)" office:value-type="float" office:value="14" calcext:value-type="float">
            <text:p>14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Sol_Sud, Ouest_Sol_Ouest_1-10</text:p>
          </table:table-cell>
          <table:table-cell table:style-name="ce76"/>
        </table:table-row>
        <table:table-row table:style-name="ro1">
          <table:table-cell/>
          <table:table-cell table:style-name="ce76" office:value-type="string" calcext:value-type="string">
            <text:p>30x150x2200</text:p>
          </table:table-cell>
          <table:table-cell table:style-name="ce76" table:formula="of:=(1.064*9*2)" office:value-type="float" office:value="19.152" calcext:value-type="float">
            <text:p>19,152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mSol_1-18</text:p>
          </table:table-cell>
          <table:table-cell table:style-name="ce7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5" office:value-type="string" calcext:value-type="string">
            <text:p>30x150x2500</text:p>
          </table:table-cell>
          <table:table-cell table:style-name="ce75" table:formula="of:=ROUNDUP(2*3*1.2*1.1)" office:value-type="float" office:value="8" calcext:value-type="float">
            <text:p>8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25x150x2600</text:p>
          </table:table-cell>
          <table:table-cell table:style-name="ce33" table:formula="of:=ROUNDUP(1.3*6*1.1)" office:value-type="float" office:value="9" calcext:value-type="float">
            <text:p>9</text:p>
          </table:table-cell>
          <table:table-cell table:style-name="ce33" office:value-type="string" calcext:value-type="string">
            <text:p>ml</text:p>
          </table:table-cell>
          <table:table-cell table:style-name="ce33"/>
          <table:table-cell table:style-name="ce33" office:value-type="string" calcext:value-type="string">
            <text:p>Ouest Sud</text:p>
          </table:table-cell>
          <table:table-cell table:style-name="ce33" table:number-columns-repeated="2"/>
          <table:table-cell table:style-name="ce33" office:value-type="string" calcext:value-type="string">
            <text:p>Dans débit</text:p>
          </table:table-cell>
          <table:table-cell table:style-name="ce33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8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77" table:formula="of:=8*4" office:value-type="float" office:value="32" calcext:value-type="float">
            <text:p>32</text:p>
          </table:table-cell>
          <table:table-cell table:style-name="ce33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77" table:formula="of:=10*1.5" office:value-type="float" office:value="15" calcext:value-type="float">
            <text:p>15</text:p>
          </table:table-cell>
          <table:table-cell table:style-name="ce33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77" table:formula="of:=[.C13]+[.C14]" office:value-type="float" office:value="47" calcext:value-type="float">
            <text:p>47</text:p>
          </table:table-cell>
          <table:table-cell table:style-name="ce33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77"/>
          <table:table-cell table:style-name="ce33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77" table:formula="of:=[.C15]*1.1" office:value-type="float" office:value="51.7" calcext:value-type="float">
            <text:p>51,7</text:p>
          </table:table-cell>
          <table:table-cell table:style-name="ce33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13:07:50.592262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5-01T20:37:24.490130768</dc:date>
    <meta:editing-duration>P5DT23H17M51S</meta:editing-duration>
    <meta:editing-cycles>550</meta:editing-cycles>
    <meta:generator>LibreOffice/5.2.7.2$Linux_x86 LibreOffice_project/20m0$Build-2</meta:generator>
    <meta:document-statistic meta:table-count="12" meta:cell-count="1863" meta:object-count="0"/>
  </office:meta>
</office:document-meta>
</file>